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text"/>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manifest.rdf" manifest:media-type="application/rdf+xml"/>
  <manifest:file-entry manifest:full-path="Object 11/settings.xml" manifest:media-type="text/xml"/>
  <manifest:file-entry manifest:full-path="Object 11/styles.xml" manifest:media-type="text/xml"/>
  <manifest:file-entry manifest:full-path="Object 11/" manifest:version="1.2" manifest:media-type="application/vnd.oasis.opendocument.text"/>
  <manifest:file-entry manifest:full-path="meta.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manifest.rdf" manifest:media-type="application/rdf+xml"/>
  <manifest:file-entry manifest:full-path="Object 15/content.xml" manifest:media-type="text/xml"/>
  <manifest:file-entry manifest:full-path="Object 15/settings.xml" manifest:media-type="text/xml"/>
  <manifest:file-entry manifest:full-path="Object 15/styles.xml" manifest:media-type="text/xml"/>
  <manifest:file-entry manifest:full-path="Object 15/"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16/content.xml" manifest:media-type="text/xml"/>
  <manifest:file-entry manifest:full-path="Object 16/styles.xml" manifest:media-type="text/xml"/>
  <manifest:file-entry manifest:full-path="Object 16/settings.xml" manifest:media-type="text/xml"/>
  <manifest:file-entry manifest:full-path="Object 16/manifest.rdf" manifest:media-type="application/rdf+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text"/>
  <manifest:file-entry manifest:full-path="Object 12/content.xml" manifest:media-type="text/xml"/>
  <manifest:file-entry manifest:full-path="Object 12/manifest.rdf" manifest:media-type="application/rdf+xml"/>
  <manifest:file-entry manifest:full-path="Object 12/Configurations2/accelerator/current.xml" manifest:media-type=""/>
  <manifest:file-entry manifest:full-path="Object 12/Configurations2/" manifest:media-type="application/vnd.sun.xml.ui.configuration"/>
  <manifest:file-entry manifest:full-path="Object 12/styles.xml" manifest:media-type="text/xml"/>
  <manifest:file-entry manifest:full-path="Object 12/settings.xml" manifest:media-type="text/xml"/>
  <manifest:file-entry manifest:full-path="Object 12/" manifest:version="1.2" manifest:media-type="application/vnd.oasis.opendocument.text"/>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text"/>
  <manifest:file-entry manifest:full-path="Object 18/content.xml" manifest:media-type="text/xml"/>
  <manifest:file-entry manifest:full-path="Object 18/styles.xml" manifest:media-type="text/xml"/>
  <manifest:file-entry manifest:full-path="Object 18/settings.xml" manifest:media-type="text/xml"/>
  <manifest:file-entry manifest:full-path="Object 18/manifest.rdf" manifest:media-type="application/rdf+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text"/>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text"/>
  <manifest:file-entry manifest:full-path="Object 17/content.xml" manifest:media-type="text/xml"/>
  <manifest:file-entry manifest:full-path="Object 17/styles.xml" manifest:media-type="text/xml"/>
  <manifest:file-entry manifest:full-path="Object 17/settings.xml" manifest:media-type="text/xml"/>
  <manifest:file-entry manifest:full-path="Object 17/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text"/>
  <manifest:file-entry manifest:full-path="Object 4/style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text"/>
  <manifest:file-entry manifest:full-path="Object 10/settings.xml" manifest:media-type="text/xml"/>
  <manifest:file-entry manifest:full-path="Object 10/manifest.rdf" manifest:media-type="application/rdf+xml"/>
  <manifest:file-entry manifest:full-path="Object 10/Configurations2/accelerator/current.xml" manifest:media-type=""/>
  <manifest:file-entry manifest:full-path="Object 10/Configurations2/" manifest:media-type="application/vnd.sun.xml.ui.configuration"/>
  <manifest:file-entry manifest:full-path="Object 10/styles.xml" manifest:media-type="text/xml"/>
  <manifest:file-entry manifest:full-path="Object 10/content.xml" manifest:media-type="text/xml"/>
  <manifest:file-entry manifest:full-path="Object 10/" manifest:version="1.2" manifest:media-type="application/vnd.oasis.opendocument.text"/>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3/Configurations2/accelerator/current.xml" manifest:media-type=""/>
  <manifest:file-entry manifest:full-path="Object 13/Configurations2/" manifest:media-type="application/vnd.sun.xml.ui.configuration"/>
  <manifest:file-entry manifest:full-path="Object 13/manifest.rdf" manifest:media-type="application/rdf+xml"/>
  <manifest:file-entry manifest:full-path="Object 13/settings.xml" manifest:media-type="text/xml"/>
  <manifest:file-entry manifest:full-path="Object 13/styles.xml" manifest:media-type="text/xml"/>
  <manifest:file-entry manifest:full-path="Object 13/content.xml" manifest:media-type="text/xml"/>
  <manifest:file-entry manifest:full-path="Object 13/" manifest:version="1.2" manifest:media-type="application/vnd.oasis.opendocument.text"/>
  <manifest:file-entry manifest:full-path="Object 8/settings.xml" manifest:media-type="text/xml"/>
  <manifest:file-entry manifest:full-path="Object 8/styles.xml" manifest:media-type="text/xml"/>
  <manifest:file-entry manifest:full-path="Object 8/content.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text"/>
  <manifest:file-entry manifest:full-path="Object 14/content.xml" manifest:media-type="text/xml"/>
  <manifest:file-entry manifest:full-path="Object 14/styles.xml" manifest:media-type="text/xml"/>
  <manifest:file-entry manifest:full-path="Object 14/settings.xml" manifest:media-type="text/xml"/>
  <manifest:file-entry manifest:full-path="Object 14/manifest.rdf" manifest:media-type="application/rdf+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text"/>
  <manifest:file-entry manifest:full-path="Object 9/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styles.xml" manifest:media-type="text/xml"/>
  <manifest:file-entry manifest:full-path="Object 9/content.xml" manifest:media-type="text/xml"/>
  <manifest:file-entry manifest:full-path="Object 9/" manifest:version="1.2" manifest:media-type="application/vnd.oasis.opendocument.text"/>
  <manifest:file-entry manifest:full-path="styles.xml" manifest:media-type="text/xml"/>
  <manifest:file-entry manifest:full-path="settings.xml" manifest:media-type="text/xml"/>
  <manifest:file-entry manifest:full-path="Object 3/settings.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content.xml" manifest:media-type="text/xml"/>
  <manifest:file-entry manifest:full-path="Object 3/" manifest:version="1.2" manifest:media-type="application/vnd.oasis.opendocument.text"/>
  <manifest:file-entry manifest:full-path="Pictures/1000000000000210000000E19D097A285497FDC7.png" manifest:media-type="image/png"/>
  <manifest:file-entry manifest:full-path="Pictures/100000000000018A000000F8AE4EB83C85EFE984.png" manifest:media-type="image/png"/>
  <manifest:file-entry manifest:full-path="Pictures/10000000000006400000038451D174576A7C5ED3.jpg" manifest:media-type="image/jpeg"/>
  <manifest:file-entry manifest:full-path="Pictures/1000000000000640000003843E0A48116206BD96.jpg" manifest:media-type="image/jpeg"/>
  <manifest:file-entry manifest:full-path="Pictures/100002010000011E00000072317B25EC4A420335.png" manifest:media-type="image/png"/>
  <manifest:file-entry manifest:full-path="Pictures/10000201000002F0000001A0557100A83D30203D.png" manifest:media-type="image/png"/>
  <manifest:file-entry manifest:full-path="Pictures/100000000000064000000384617BD2F3745EDD51.jpg" manifest:media-type="image/jpeg"/>
  <manifest:file-entry manifest:full-path="Pictures/10000201000002C50000022E607F9CF812EE3EB0.png" manifest:media-type="image/png"/>
  <manifest:file-entry manifest:full-path="Pictures/100002010000011E00000072A636A393B843D266.png" manifest:media-type="image/png"/>
  <manifest:file-entry manifest:full-path="Pictures/100002010000017200000193D8923FBB4F4B1DDB.png" manifest:media-type="image/png"/>
  <manifest:file-entry manifest:full-path="Pictures/10000000000002EE00000190938E95AB5C8B6385.jpg" manifest:media-type="image/jpeg"/>
  <manifest:file-entry manifest:full-path="Pictures/100002010000011E00000072C28FADEDA6C7E753.png" manifest:media-type="image/png"/>
  <manifest:file-entry manifest:full-path="Pictures/10000000000001EB000001CD6547EDE3AECCF819.png" manifest:media-type="image/png"/>
  <manifest:file-entry manifest:full-path="Pictures/100000000000064000000384005F81B291DBF8E3.jpg" manifest:media-type="image/jpeg"/>
  <manifest:file-entry manifest:full-path="Pictures/100002010000011E00000072D0F134A44C8EE12F.png" manifest:media-type="image/png"/>
  <manifest:file-entry manifest:full-path="Pictures/1000000000000188000000F721995A3497BCF829.png" manifest:media-type="image/png"/>
  <manifest:file-entry manifest:full-path="Pictures/100002010000011E00000072059A2B2CCF2F81E5.png" manifest:media-type="image/png"/>
  <manifest:file-entry manifest:full-path="Pictures/100002010000011E00000072C1E3E3C205842E8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1" svg:font-family="Arial"/>
    <style:font-face style:name="DejaVu Sans2" svg:font-family="'DejaVu Sans'"/>
    <style:font-face style:name="Helvetica Light1" svg:font-family="'Helvetica Light'"/>
    <style:font-face style:name="Lohit Devanagari2" svg:font-family="'Lohit Devanagari'"/>
    <style:font-face style:name="Microsoft YaHei1" svg:font-family="'Microsoft YaHei'"/>
    <style:font-face style:name="OpenSymbol2" svg:font-family="OpenSymbol, 'Arial Unicode MS'"/>
    <style:font-face style:name="PingFang SC Medium1" svg:font-family="'PingFang SC Medium'"/>
    <style:font-face style:name="Liberation Mono2" svg:font-family="'Liberation Mono', 'Courier New'" style:font-family-generic="modern" style:font-pitch="fixed"/>
    <style:font-face style:name="Arial" svg:font-family="Arial" style:font-pitch="variable"/>
    <style:font-face style:name="DejaVu Sans1" svg:font-family="'DejaVu Sans'" style:font-pitch="variable"/>
    <style:font-face style:name="Helvetica Light" svg:font-family="'Helvetica Light'" style:font-pitch="variable"/>
    <style:font-face style:name="Khmer OS" svg:font-family="'Khmer OS'" style:font-adornments="Regular" style:font-pitch="variable"/>
    <style:font-face style:name="Liberation Sans1" svg:font-family="'Liberation Sans'" style:font-pitch="variable"/>
    <style:font-face style:name="Lohit Devanagari1" svg:font-family="'Lohit Devanagari'" style:font-pitch="variable"/>
    <style:font-face style:name="Microsoft YaHei" svg:font-family="'Microsoft YaHei'" style:font-pitch="variable"/>
    <style:font-face style:name="OpenSymbol1" svg:font-family="OpenSymbol, 'Arial Unicode MS'" style:font-pitch="variable"/>
    <style:font-face style:name="PingFang SC Medium" svg:font-family="'PingFang SC Medium'" style:font-pitch="variable"/>
    <style:font-face style:name="WenQuanYi Zen Hei Sharp1" svg:font-family="'WenQuanYi Zen Hei Sharp'" style:font-pitch="variable"/>
    <style:font-face style:name="Liberation Mono1" svg:font-family="'Liberation Mono', 'Courier New'"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DejaVu Sans" svg:font-family="'DejaVu 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35cm" draw:fill="none" draw:textarea-vertical-align="top" draw:auto-grow-height="false" draw:fit-to-size="false" fo:min-height="0cm" fo:min-width="0cm" fo:padding-top="0.141cm" fo:padding-bottom="0.141cm" fo:padding-left="0.141cm" fo:padding-right="0.141cm" fo:wrap-option="wrap"/>
    </style:style>
    <style:style style:name="gr2" style:family="graphic" style:parent-style-name="standard">
      <style:graphic-properties draw:stroke="none" svg:stroke-width="0.035cm"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solid" svg:stroke-width="0.176cm" svg:stroke-color="#01dae3" draw:stroke-linejoin="miter" draw:fill="none" draw:textarea-vertical-align="top" draw:auto-grow-height="false" fo:min-height="0.249cm" fo:min-width="0cm" fo:padding-top="0.125cm" fo:padding-bottom="0.125cm" fo:padding-left="0.25cm" fo:padding-right="0.25cm" fo:wrap-option="wrap"/>
    </style:style>
    <style:style style:name="gr5" style:family="graphic" style:parent-style-name="standard">
      <style:graphic-properties draw:stroke="none" svg:stroke-width="0.035cm" draw:fill="none" draw:textarea-vertical-align="middle" draw:auto-grow-height="false" draw:fit-to-size="false" fo:min-height="0cm" fo:min-width="0cm" fo:padding-top="0.198cm" fo:padding-bottom="0.198cm" fo:padding-left="0.198cm" fo:padding-right="0.198cm" fo:wrap-option="no-wrap"/>
    </style:style>
    <style:style style:name="gr6"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textarea-vertical-align="middle" draw:ole-draw-aspect="1"/>
    </style:style>
    <style:style style:name="gr8" style:family="graphic" style:parent-style-name="standard" style:list-style-name="L2">
      <style:graphic-properties draw:stroke="none" svg:stroke-width="0cm" draw:fill="none" draw:textarea-vertical-align="middle" draw:auto-grow-height="false" draw:fit-to-size="false" fo:min-height="3.771cm" fo:min-width="57.571cm" fo:padding-top="0.141cm" fo:padding-bottom="0.141cm" fo:padding-left="0.141cm" fo:padding-right="0.141cm" fo:wrap-option="wrap"/>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graphic-properties style:protect="size"/>
    </style:style>
    <style:style style:name="gr11" style:family="graphic" style:parent-style-name="standard">
      <style:graphic-properties draw:stroke="none" svg:stroke-width="0cm" draw:fill="none" draw:textarea-vertical-align="middle" draw:auto-grow-height="false" draw:fit-to-size="false" fo:min-height="0cm" fo:min-width="0cm" fo:padding-top="0.141cm" fo:padding-bottom="0.141cm" fo:padding-left="0.141cm" fo:padding-right="0.141cm" fo:wrap-option="wrap"/>
    </style:style>
    <style:style style:name="gr12" style:family="graphic" style:parent-style-name="standard">
      <style:graphic-properties draw:stroke="none" svg:stroke-width="0cm" draw:fill="none" draw:textarea-vertical-align="top" draw:auto-grow-height="false" fo:min-height="3.803cm" fo:min-width="9.407cm" fo:padding-top="0.125cm" fo:padding-bottom="0.125cm" fo:padding-left="0.25cm" fo:padding-right="0.25cm" fo:wrap-option="wrap"/>
    </style:style>
    <style:style style:name="gr13" style:family="graphic" style:parent-style-name="standard">
      <style:graphic-properties draw:stroke="none" svg:stroke-width="0cm" draw:fill="none" draw:textarea-vertical-align="middle" draw:auto-grow-height="false" draw:fit-to-size="false" fo:min-height="3.771cm" fo:min-width="9.963cm" fo:padding-top="0.141cm" fo:padding-bottom="0.141cm" fo:padding-left="0.141cm" fo:padding-right="0.141cm" fo:wrap-option="wrap"/>
    </style:style>
    <style:style style:name="gr1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5" style:family="graphic" style:parent-style-name="standard">
      <style:graphic-properties draw:stroke="none" svg:stroke-color="#000000" draw:fill="none" draw:fill-color="#ffffff" draw:auto-grow-height="true" draw:auto-grow-width="false" fo:max-height="0cm" fo:min-height="7.078cm"/>
    </style:style>
    <style:style style:name="gr16"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7" style:family="graphic" style:parent-style-name="standard">
      <style:graphic-properties draw:stroke="none" draw:fill="none" fo:min-height="3.109cm"/>
    </style:style>
    <style:style style:name="gr18" style:family="graphic" style:parent-style-name="standard">
      <style:graphic-properties draw:stroke="none" draw:fill="none" fo:min-height="2.871cm"/>
    </style:style>
    <style:style style:name="gr19" style:family="graphic" style:parent-style-name="standard">
      <style:graphic-properties draw:stroke="none" svg:stroke-width="0cm" draw:fill="none" draw:textarea-vertical-align="top" draw:auto-grow-height="false" fo:min-height="3.803cm" fo:min-width="57.353cm" fo:padding-top="0.125cm" fo:padding-bottom="0.125cm" fo:padding-left="0.25cm" fo:padding-right="0.25cm" fo:wrap-option="wrap"/>
    </style:style>
    <style:style style:name="gr20" style:family="graphic" style:parent-style-name="standard">
      <style:graphic-properties draw:stroke="none" svg:stroke-width="0cm" draw:fill="none" draw:textarea-vertical-align="top" draw:auto-grow-height="false" fo:min-height="21.845cm" fo:min-width="60.456cm" fo:padding-top="0.125cm" fo:padding-bottom="0.125cm" fo:padding-left="0.25cm" fo:padding-right="0.25cm" fo:wrap-option="wrap"/>
    </style:style>
    <style:style style:name="gr21" style:family="graphic" style:parent-style-name="standard">
      <style:graphic-properties draw:stroke="none" svg:stroke-width="0cm" draw:fill="none" draw:textarea-vertical-align="middle" draw:auto-grow-height="false" draw:fit-to-size="false" fo:min-height="3.771cm" fo:min-width="57.571cm" fo:padding-top="0.141cm" fo:padding-bottom="0.141cm" fo:padding-left="0.141cm" fo:padding-right="0.141cm" fo:wrap-option="wrap"/>
    </style:style>
    <style:style style:name="gr22" style:family="graphic" style:parent-style-name="standard">
      <style:graphic-properties draw:stroke="none" svg:stroke-width="0cm" draw:fill="none" draw:textarea-vertical-align="top" draw:auto-grow-height="false" draw:fit-to-size="false" fo:min-height="32.509cm" fo:min-width="55.889cm" fo:padding-top="0.125cm" fo:padding-bottom="0.125cm" fo:padding-left="0.25cm" fo:padding-right="0.25cm" fo:wrap-option="wrap"/>
    </style:style>
    <style:style style:name="gr2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none" fo:min-height="2.872cm"/>
    </style:style>
    <style:style style:name="gr25" style:family="graphic" style:parent-style-name="standard">
      <style:graphic-properties draw:stroke="none" svg:stroke-width="0.035cm" draw:fill="none" draw:textarea-vertical-align="middle" draw:auto-grow-height="false" draw:fit-to-size="false" fo:min-height="3.636cm" fo:min-width="3.379cm" fo:padding-top="0.198cm" fo:padding-bottom="0.198cm" fo:padding-left="0.198cm" fo:padding-right="0.198cm" fo:wrap-option="no-wrap"/>
    </style:style>
    <style:style style:name="gr26" style:family="graphic" style:parent-style-name="standard">
      <style:graphic-properties draw:stroke="none" svg:stroke-width="0.035cm" draw:fill="none" draw:textarea-vertical-align="middle" draw:auto-grow-height="false" draw:fit-to-size="false" fo:min-height="1.905cm" fo:min-width="22.003cm" fo:padding-top="0.198cm" fo:padding-bottom="0.198cm" fo:padding-left="0.198cm" fo:padding-right="0.198cm" fo:wrap-option="no-wrap"/>
    </style:style>
    <style:style style:name="gr27" style:family="graphic" style:parent-style-name="standard">
      <style:graphic-properties draw:stroke="none" svg:stroke-width="0.035cm" draw:fill="none" draw:textarea-vertical-align="middle" draw:auto-grow-height="false" draw:fit-to-size="false" fo:min-height="1.905cm" fo:min-width="19.657cm" fo:padding-top="0.198cm" fo:padding-bottom="0.198cm" fo:padding-left="0.198cm" fo:padding-right="0.198cm" fo:wrap-option="no-wrap"/>
    </style:style>
    <style:style style:name="gr28" style:family="graphic" style:parent-style-name="standard">
      <style:graphic-properties draw:stroke="none" svg:stroke-width="0.035cm" draw:fill="none" draw:textarea-vertical-align="top" draw:auto-grow-height="false" fo:min-height="3.782cm" fo:min-width="3.271cm" fo:padding-top="0.125cm" fo:padding-bottom="0.125cm" fo:padding-left="0.25cm" fo:padding-right="0.25cm" fo:wrap-option="wrap"/>
    </style:style>
    <style:style style:name="gr29" style:family="graphic" style:parent-style-name="standard">
      <style:graphic-properties draw:stroke="none" svg:stroke-width="0.035cm" draw:fill="none" draw:textarea-vertical-align="top" draw:auto-grow-height="false" fo:min-height="3.814cm" fo:min-width="17.526cm" fo:padding-top="0.125cm" fo:padding-bottom="0.125cm" fo:padding-left="0.25cm" fo:padding-right="0.25cm" fo:wrap-option="wrap"/>
    </style:style>
    <style:style style:name="gr30" style:family="graphic" style:parent-style-name="standard">
      <style:graphic-properties draw:stroke="none" svg:stroke-width="0cm" draw:fill="none" draw:textarea-vertical-align="top" draw:auto-grow-height="false" fo:min-height="1.998cm" fo:min-width="9.652cm" fo:padding-top="0.125cm" fo:padding-bottom="0.125cm" fo:padding-left="0.25cm" fo:padding-right="0.25cm" fo:wrap-option="wrap"/>
    </style:style>
    <style:style style:name="gr31" style:family="graphic" style:parent-style-name="standard">
      <style:graphic-properties draw:stroke="none" svg:stroke-width="0.035cm" draw:fill="none" draw:textarea-vertical-align="top" draw:auto-grow-height="false" fo:min-height="2.575cm" fo:min-width="26.04cm" fo:padding-top="0.125cm" fo:padding-bottom="0.125cm" fo:padding-left="0.25cm" fo:padding-right="0.25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2.573cm" fo:padding-top="0cm" fo:padding-bottom="0cm" fo:padding-left="0cm" fo:padding-right="0cm" fo:wrap-option="wrap"/>
    </style:style>
    <style:style style:name="pr2" style:family="presentation" style:parent-style-name="Default-notes">
      <style:graphic-properties draw:stroke="none" svg:stroke-width="0cm" draw:fill="none" draw:fill-color="#ffffff" draw:textarea-vertical-align="top" draw:auto-grow-height="false" draw:fit-to-size="false" fo:min-height="12.573cm" fo:padding-top="0cm" fo:padding-bottom="0cm" fo:padding-left="0cm" fo:padding-right="0cm" fo:wrap-option="wrap"/>
    </style:style>
    <style:style style:name="pr3" style:family="presentation" style:parent-style-name="Default_20_1-notes">
      <style:graphic-properties draw:fill-color="#ffffff" fo:min-height="12.572cm"/>
    </style:style>
    <style:style style:name="pr4" style:family="presentation" style:parent-style-name="Default-notes">
      <style:graphic-properties draw:fill-color="#ffffff" fo:min-height="12.572cm"/>
    </style:style>
    <style:style style:name="pr5" style:family="presentation" style:parent-style-name="Default_20_2-notes">
      <style:graphic-properties draw:fill-color="#ffffff" fo:min-height="12.572cm"/>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style:paragraph-properties fo:margin-top="0cm" fo:margin-bottom="0cm" fo:line-height="100%" fo:text-align="center"/>
    </style:style>
    <style:style style:name="P6" style:family="paragraph">
      <style:paragraph-properties fo:text-align="center"/>
    </style:style>
    <style:style style:name="P7" style:family="paragraph">
      <loext:graphic-properties draw:fill="none"/>
      <style:paragraph-properties fo:margin-top="0cm" fo:margin-bottom="0cm" fo:line-height="100%" fo:text-align="start" style:font-independent-line-spacing="true"/>
      <style:text-properties fo:font-size="18pt"/>
    </style:style>
    <style:style style:name="P8" style:family="paragraph">
      <loext:graphic-properties draw:fill="none"/>
      <style:paragraph-properties fo:text-align="center"/>
    </style:style>
    <style:style style:name="P9" style:family="paragraph">
      <loext:graphic-properties draw:fill-color="#ffffff"/>
      <style:text-properties fo:font-size="20pt"/>
    </style:style>
    <style:style style:name="P10" style:family="paragraph">
      <loext:graphic-properties draw:fill-color="#ffffff"/>
    </style:style>
    <style:style style:name="P11" style:family="paragraph">
      <style:paragraph-properties fo:margin-left="0cm" fo:margin-right="0cm" fo:margin-top="0cm" fo:margin-bottom="0cm" fo:line-height="100%" fo:text-align="start" fo:text-indent="0cm"/>
    </style:style>
    <style:style style:name="P12" style:family="paragraph">
      <loext:graphic-properties draw:fill="none" draw:fill-color="#ffffff"/>
    </style:style>
    <style:style style:name="P13" style:family="paragraph">
      <loext:graphic-properties draw:fill="none"/>
      <style:paragraph-properties fo:margin-top="0cm" fo:margin-bottom="0cm" fo:line-height="100%" fo:text-align="start"/>
    </style:style>
    <style:style style:name="P14" style:family="paragraph">
      <style:paragraph-properties fo:margin-top="0cm" fo:margin-bottom="0cm" fo:line-height="100%" fo:text-align="start"/>
      <style:text-properties fo:font-size="18pt"/>
    </style:style>
    <style:style style:name="P15" style:family="paragraph">
      <style:paragraph-properties fo:margin-top="0cm" fo:margin-bottom="0cm" fo:line-height="100%" fo:text-align="center"/>
      <style:text-properties fo:color="#ffffff" fo:font-size="18pt"/>
    </style:style>
    <style:style style:name="P16" style:family="paragraph">
      <loext:graphic-properties draw:fill="none"/>
      <style:paragraph-properties fo:margin-top="0cm" fo:margin-bottom="0cm" fo:line-height="100%" fo:text-align="center" style:font-independent-line-spacing="true"/>
      <style:text-properties fo:color="#ffffff" fo:font-size="18pt"/>
    </style:style>
    <style:style style:name="P17" style:family="paragraph">
      <style:paragraph-properties fo:margin-top="0cm" fo:margin-bottom="0cm" fo:line-height="100%" fo:text-align="start"/>
      <style:text-properties fo:color="#ffffff" fo:font-size="45pt" style:font-size-asian="45pt" style:font-size-complex="45pt"/>
    </style:style>
    <style:style style:name="P18" style:family="paragraph">
      <loext:graphic-properties draw:fill="none"/>
      <style:paragraph-properties fo:margin-top="0cm" fo:margin-bottom="0cm" fo:line-height="100%" fo:text-align="start" style:font-independent-line-spacing="true"/>
      <style:text-properties fo:color="#ffffff" fo:font-size="45pt" style:font-size-asian="45pt" style:font-size-complex="45pt"/>
    </style:style>
    <style:style style:name="P19" style:family="paragraph">
      <style:paragraph-properties fo:margin-top="0cm" fo:margin-bottom="0cm" fo:line-height="100%" fo:text-align="center"/>
      <style:text-properties fo:color="#00ccff" fo:font-size="18pt"/>
    </style:style>
    <style:style style:name="P20" style:family="paragraph">
      <loext:graphic-properties draw:fill="none"/>
      <style:paragraph-properties fo:margin-top="0cm" fo:margin-bottom="0cm" fo:line-height="100%" fo:text-align="center" style:font-independent-line-spacing="true"/>
      <style:text-properties fo:color="#00ccff" fo:font-size="18pt"/>
    </style:style>
    <style:style style:name="P21" style:family="paragraph">
      <style:paragraph-properties fo:margin-top="0cm" fo:margin-bottom="0cm" fo:line-height="100%" fo:text-align="start"/>
      <style:text-properties fo:color="#66ccff" style:font-size-asian="18pt"/>
    </style:style>
    <style:style style:name="P22" style:family="paragraph">
      <loext:graphic-properties draw:fill="none"/>
      <style:paragraph-properties fo:margin-top="0cm" fo:margin-bottom="0cm" fo:line-height="100%" fo:text-align="start" style:font-independent-line-spacing="true"/>
      <style:text-properties fo:color="#66ccff" fo:font-size="18pt" style:font-size-asian="18pt"/>
    </style:style>
    <style:style style:name="T1" style:family="text">
      <style:text-properties fo:font-variant="normal" fo:text-transform="none" fo:color="#ffffff" style:text-line-through-style="none" style:text-line-through-type="none" style:text-position="0% 100%" style:font-name="Microsoft YaHei1" fo:font-size="80pt" fo:letter-spacing="normal" fo:font-style="normal" style:text-underline-style="none" fo:font-weight="normal" style:font-name-asian="Microsoft YaHei1" style:font-size-asian="80pt" style:font-style-asian="normal" style:font-weight-asian="normal" style:font-name-complex="DejaVu Sans2" style:font-size-complex="80pt" style:font-style-complex="normal" style:font-weight-complex="normal"/>
    </style:style>
    <style:style style:name="T2" style:family="text">
      <style:text-properties fo:font-variant="normal" fo:text-transform="none" fo:color="#dcdee0" style:text-line-through-style="none" style:text-line-through-type="none" style:text-position="0% 100%" style:font-name="Microsoft YaHei1" fo:font-size="42pt" fo:letter-spacing="normal" fo:font-style="normal" style:text-underline-style="none" fo:font-weight="normal" style:font-name-asian="Microsoft YaHei1" style:font-size-asian="42pt" style:font-style-asian="normal" style:font-weight-asian="normal" style:font-name-complex="DejaVu Sans2" style:font-size-complex="42pt" style:font-style-complex="normal" style:font-weight-complex="normal"/>
    </style:style>
    <style:style style:name="T3" style:family="text">
      <style:text-properties fo:font-variant="normal" fo:text-transform="none" fo:color="#00bfc7" style:text-line-through-style="none" style:text-line-through-type="none" style:text-position="0% 100%" style:font-name="Arial1" fo:font-size="86pt" fo:letter-spacing="normal" fo:font-style="italic" style:text-underline-style="none" fo:font-weight="normal" style:font-name-asian="Arial1" style:font-size-asian="86pt" style:font-style-asian="italic" style:font-weight-asian="normal" style:font-name-complex="DejaVu Sans2" style:font-size-complex="86pt" style:font-style-complex="italic" style:font-weight-complex="normal"/>
    </style:style>
    <style:style style:name="T4" style:family="text">
      <style:text-properties fo:font-variant="normal" fo:text-transform="none" fo:color="#01bec7" style:text-line-through-style="none" style:text-line-through-type="none" style:text-position="0% 100%" style:font-name="PingFang SC Medium1" fo:font-size="45pt" fo:letter-spacing="normal" fo:font-style="normal" style:text-underline-style="none" fo:font-weight="normal" style:font-name-asian="PingFang SC Medium1" style:font-size-asian="45pt" style:font-style-asian="normal" style:font-weight-asian="normal" style:font-name-complex="DejaVu Sans2" style:font-size-complex="45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1" fo:font-size="86pt" fo:letter-spacing="normal" fo:font-style="italic" style:text-underline-style="none" fo:font-weight="normal" style:font-name-asian="Arial1" style:font-size-asian="86pt" style:font-style-asian="italic" style:font-weight-asian="normal" style:font-name-complex="DejaVu Sans2" style:font-size-complex="86pt" style:font-style-complex="italic" style:font-weight-complex="normal"/>
    </style:style>
    <style:style style:name="T6" style:family="text">
      <style:text-properties fo:font-variant="normal" fo:text-transform="none" fo:color="#ffffff" style:text-line-through-style="none" style:text-line-through-type="none" style:text-position="0% 100%" style:font-name="PingFang SC Medium1" fo:font-size="45pt" fo:letter-spacing="normal" fo:font-style="normal" style:text-underline-style="none" fo:font-weight="normal" style:font-name-asian="PingFang SC Medium1" style:font-size-asian="45pt" style:font-style-asian="normal" style:font-weight-asian="normal" style:font-name-complex="DejaVu Sans2" style:font-size-complex="45pt" style:font-style-complex="normal" style:font-weight-complex="normal"/>
    </style:style>
    <style:style style:name="T7" style:family="text">
      <style:text-properties fo:font-variant="normal" fo:text-transform="none" fo:color="#ffffff" style:text-line-through-style="none" style:text-line-through-type="none" style:text-position="0% 100%" style:font-name="Microsoft YaHei1" fo:font-size="70pt" fo:letter-spacing="normal" fo:font-style="normal" style:text-underline-style="none" fo:font-weight="normal" style:font-name-asian="Microsoft YaHei1" style:font-size-asian="70pt" style:font-style-asian="normal" style:font-weight-asian="normal" style:font-name-complex="DejaVu Sans2" style:font-size-complex="70pt" style:font-style-complex="normal" style:font-weight-complex="normal"/>
    </style:style>
    <style:style style:name="T8" style:family="text">
      <style:text-properties fo:font-variant="normal" fo:text-transform="none" style:text-line-through-style="none" style:text-line-through-type="none" style:text-position="0% 100%" style:font-name="Arial1" fo:font-size="14pt" fo:letter-spacing="normal" fo:font-style="normal" style:text-underline-style="none" style:font-name-asian="DejaVu Sans2" style:font-size-asian="14pt" style:font-style-asian="normal" style:font-name-complex="DejaVu Sans2" style:font-size-complex="14pt" style:font-style-complex="normal"/>
    </style:style>
    <style:style style:name="T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11" style:family="text">
      <style:text-properties fo:font-variant="normal" fo:text-transform="none" fo:color="#ff0000" style:text-line-through-style="none" style:text-line-through-type="none" style:text-position="0% 100%" style:font-name="Arial1" fo:font-size="48pt" fo:letter-spacing="normal" fo:font-style="normal" style:text-underline-style="none" fo:font-weight="bold" style:font-name-asian="DejaVu Sans2" style:font-size-asian="48pt" style:font-style-asian="normal" style:font-weight-asian="bold" style:font-name-complex="DejaVu Sans2" style:font-size-complex="48pt" style:font-style-complex="normal" style:font-weight-complex="bold"/>
    </style:style>
    <style:style style:name="T12" style:family="text">
      <style:text-properties fo:font-variant="normal" fo:text-transform="none" fo:color="#00ccff" style:text-line-through-style="none" style:text-line-through-type="none" style:text-position="0% 100%" style:font-name="Arial1" fo:font-size="86pt" fo:letter-spacing="normal" fo:font-style="italic" style:text-underline-style="none" fo:font-weight="normal" style:font-name-asian="Arial1" style:font-size-asian="86pt" style:font-style-asian="italic" style:font-weight-asian="normal" style:font-name-complex="DejaVu Sans2" style:font-size-complex="86pt" style:font-style-complex="italic" style:font-weight-complex="normal"/>
    </style:style>
    <style:style style:name="T13" style:family="text">
      <style:text-properties fo:font-variant="normal" fo:text-transform="none" fo:color="#66ccff" style:text-line-through-style="none" style:text-line-through-type="none" style:text-position="0% 100%" style:font-name="PingFang SC Medium1" fo:font-size="45pt" fo:letter-spacing="normal" fo:font-style="normal" style:text-underline-style="none" fo:font-weight="normal" style:font-name-asian="PingFang SC Medium1" style:font-size-asian="45pt" style:font-style-asian="normal" style:font-weight-asian="normal" style:font-name-complex="DejaVu Sans2" style:font-size-complex="4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57.951cm" svg:height="3.391cm" svg:x="5.334cm" svg:y="20.736cm">
          <text:p text:style-name="P1"><text:span text:style-name="T1">近期学习内容分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24.826cm" svg:height="2.638cm" svg:x="4.022cm" svg:y="26.917cm">
          <text:p text:style-name="P1"><text:span text:style-name="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27.025cm" svg:height="2.638cm" svg:x="4.022cm" svg:y="29.6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7.27cm" svg:height="10.999cm" svg:x="2.159cm" svg:y="13.446cm" presentation:class="notes" presentation:placeholder="true" presentation:user-transformed="true">
            <draw:text-box/>
          </draw:frame>
          <draw:custom-shape draw:name="TextShape 2" draw:style-name="gr3" draw:text-style-name="P2" draw:layer="layout" svg:width="9.354cm" svg:height="1.4cm" svg:x="12.229cm" svg:y="26.5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Default">
        <draw:custom-shape draw:name="CustomShape 1" draw:style-name="gr4" draw:text-style-name="P3" draw:layer="layout" svg:width="0.498cm" svg:height="0.498cm" draw:transform="rotate (-0.785398163397448) translate (23.658cm 9.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3.774cm" svg:height="4.031cm" svg:x="26.339cm" svg:y="7.568cm">
          <text:p text:style-name="P5"><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22.398cm" svg:height="2.3cm" svg:x="31.736cm" svg:y="8.433cm">
          <text:p text:style-name="P1"><text:span text:style-name="T4">学习内容简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2" draw:layer="layout" svg:width="3.774cm" svg:height="4.031cm" svg:x="26.195cm" svg:y="11.348cm">
          <text:p text:style-name="P5"><text:span text:style-name="T5">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2" draw:layer="layout" svg:width="20.052cm" svg:height="2.3cm" svg:x="31.942cm" svg:y="12.448cm">
          <text:p text:style-name="P1"><text:span text:style-name="T6">单元测试分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3" draw:layer="layout" svg:width="3.77cm" svg:height="4.031cm" svg:x="26.055cm" svg:y="15.2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3" draw:layer="layout" svg:width="18.025cm" svg:height="4.063cm" svg:x="26.416cm" svg:y="19.3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 draw:text-style-name="P3" draw:layer="layout" svg:width="10.151cm" svg:height="2.247cm" svg:x="31.756cm" svg:y="29.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 draw:text-style-name="P3" draw:layer="layout" svg:width="26.539cm" svg:height="2.824cm" svg:x="31.26cm" svg:y="2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4" draw:layer="layout" svg:width="17.27cm" svg:height="10.999cm" svg:x="2.159cm" svg:y="13.446cm" presentation:class="notes" presentation:placeholder="true" presentation:user-transformed="true">
            <draw:text-box/>
          </draw:frame>
          <draw:custom-shape draw:name="TextShape 2" draw:style-name="gr3" draw:text-style-name="P2" draw:layer="layout" svg:width="9.354cm" svg:height="1.4cm" svg:x="12.229cm" svg:y="26.5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Default_20_1">
        <draw:frame draw:style-name="gr7" draw:text-style-name="P6" draw:layer="layout" svg:width="17.529cm" svg:height="3.507cm" svg:x="12.189cm" svg:y="6.096cm">
          <loext:p/>
          <draw:object xlink:href="./Object 5" xlink:type="simple" xlink:show="embed" xlink:actuate="onLoad"/>
          <draw:image xlink:href="./ObjectReplacements/Object 5" xlink:type="simple" xlink:show="embed" xlink:actuate="onLoad"/>
        </draw:frame>
        <draw:custom-shape draw:name="CustomShape 1" draw:style-name="gr8" draw:text-style-name="P7" draw:layer="layout" svg:width="57.852cm" svg:height="4.052cm" svg:x="8.961cm" svg:y="0.098cm">
          <text:p text:style-name="P1"><text:span text:style-name="T7">虚拟化</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8" draw:layer="layout" svg:width="26.67cm" svg:height="16.803cm" svg:x="3.81cm" svg:y="12.7cm">
          <draw:image xlink:href="Pictures/1000000000000188000000F721995A3497BCF829.png" xlink:type="simple" xlink:show="embed" xlink:actuate="onLoad">
            <text:p/>
          </draw:image>
        </draw:frame>
        <draw:frame draw:style-name="gr9" draw:text-style-name="P8" draw:layer="layout" svg:width="26.804cm" svg:height="16.872cm" svg:x="34.544cm" svg:y="12.592cm">
          <draw:image xlink:href="Pictures/100000000000018A000000F8AE4EB83C85EFE984.png" xlink:type="simple" xlink:show="embed" xlink:actuate="onLoad">
            <text:p/>
          </draw:image>
        </draw:frame>
        <draw:frame draw:style-name="gr7" draw:text-style-name="P6" draw:layer="layout" svg:width="25.41cm" svg:height="7.383cm" svg:x="4.274cm" svg:y="30.732cm">
          <loext:p/>
          <draw:object xlink:href="./Object 6" xlink:type="simple" xlink:show="embed" xlink:actuate="onLoad"/>
          <draw:image xlink:href="./ObjectReplacements/Object 6" xlink:type="simple" xlink:show="embed" xlink:actuate="onLoad"/>
        </draw:frame>
        <draw:frame draw:style-name="gr7" draw:text-style-name="P6" draw:layer="layout" svg:width="25.799cm" svg:height="6.718cm" svg:x="35.278cm" svg:y="30.461cm">
          <loext:p/>
          <draw:object xlink:href="./Object 7" xlink:type="simple" xlink:show="embed" xlink:actuate="onLoad"/>
          <draw:image xlink:href="./ObjectReplacements/Object 7" xlink:type="simple" xlink:show="embed" xlink:actuate="onLoad"/>
        </draw:frame>
        <presentation:notes draw:style-name="dp3">
          <draw:page-thumbnail draw:style-name="gr10" draw:layer="layout" svg:width="18.624cm" svg:height="10.476cm" svg:x="1.482cm" svg:y="2.123cm" draw:page-number="3" presentation:class="page"/>
          <draw:frame presentation:style-name="pr3" draw:text-style-name="P9" draw:layer="layout" svg:width="17.271cm" svg:height="12.572cm" svg:x="2.159cm" svg:y="13.271cm" presentation:class="notes" presentation:placeholder="true">
            <draw:text-box/>
          </draw:frame>
        </presentation:notes>
      </draw:page>
      <draw:page draw:name="page4" draw:style-name="dp1" draw:master-page-name="Default_20_1">
        <draw:custom-shape draw:name="CustomShape 1" draw:style-name="gr11" draw:text-style-name="P2" draw:layer="layout" svg:width="57.852cm" svg:height="4.052cm" svg:x="8.961cm" svg:y="0.098cm">
          <text:p text:style-name="P1"><text:span text:style-name="T7">Rest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63.497cm" svg:height="76.447cm" svg:x="3.302cm" svg:y="-19.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6" draw:layer="layout" svg:width="29.343cm" svg:height="3.453cm" svg:x="12.567cm" svg:y="6.453cm">
          <loext:p/>
          <draw:object xlink:href="./Object 2" xlink:type="simple" xlink:show="embed" xlink:actuate="onLoad"/>
          <draw:image xlink:href="./ObjectReplacements/Object 2" xlink:type="simple" xlink:show="embed" xlink:actuate="onLoad"/>
        </draw:frame>
        <draw:frame draw:style-name="gr7" draw:text-style-name="P6" draw:layer="layout" svg:width="60.119cm" svg:height="24.251cm" svg:x="4.056cm" svg:y="10.808cm">
          <loext:p/>
          <draw:object xlink:href="./Object 3" xlink:type="simple" xlink:show="embed" xlink:actuate="onLoad"/>
          <draw:image xlink:href="./ObjectReplacements/Object 3" xlink:type="simple" xlink:show="embed" xlink:actuate="onLoad"/>
        </draw:frame>
        <presentation:notes draw:style-name="dp3">
          <draw:page-thumbnail draw:style-name="gr10" draw:layer="layout" svg:width="18.624cm" svg:height="10.476cm" svg:x="1.482cm" svg:y="2.123cm" draw:page-number="4" presentation:class="page"/>
          <draw:frame presentation:style-name="pr3" draw:text-style-name="P10" draw:layer="layout" svg:width="17.271cm" svg:height="12.572cm" svg:x="2.159cm" svg:y="13.271cm" presentation:class="notes" presentation:placeholder="true">
            <draw:text-box/>
          </draw:frame>
        </presentation:notes>
      </draw:page>
      <draw:page draw:name="page5" draw:style-name="dp1" draw:master-page-name="Default_20_1">
        <draw:custom-shape draw:name="CustomShape 1" draw:style-name="gr12" draw:text-style-name="P3" draw:layer="layout" svg:width="9.906cm" svg:height="4.052cm" svg:x="8.128cm" svg:y="-0.2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60.955cm" svg:height="22.094cm" svg:x="3.386cm" svg:y="8.9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 draw:text-style-name="P7" draw:layer="layout" svg:width="10.244cm" svg:height="4.052cm" svg:x="9.314cm" svg:y="0.451cm">
          <text:p text:style-name="P1"><text:span text:style-name="T7">Rest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2" draw:layer="layout" svg:width="33.013cm" svg:height="26.656cm" svg:x="2.286cm" svg:y="6.617cm">
          <text:p text:style-name="P11"><text:span text:style-name="T8"/></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1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6" draw:layer="layout" svg:width="15.433cm" svg:height="4.064cm" svg:x="11.491cm" svg:y="6.35cm">
          <loext:p/>
          <draw:object xlink:href="./Object 1" xlink:type="simple" xlink:show="embed" xlink:actuate="onLoad"/>
          <draw:image xlink:href="./ObjectReplacements/Object 1" xlink:type="simple" xlink:show="embed" xlink:actuate="onLoad"/>
        </draw:frame>
        <draw:frame draw:style-name="gr15" draw:text-style-name="P12" draw:layer="layout" svg:width="40.386cm" svg:height="7.328cm" svg:x="8.128cm" svg:y="11.684cm">
          <draw:text-box>
            <text:p/>
          </draw:text-box>
        </draw:frame>
        <draw:frame draw:style-name="gr7" draw:text-style-name="P6" draw:layer="layout" svg:width="59.763cm" svg:height="26.009cm" svg:x="5.088cm" svg:y="10.176cm">
          <loext:p/>
          <draw:object xlink:href="./Object 4" xlink:type="simple" xlink:show="embed" xlink:actuate="onLoad"/>
          <draw:image xlink:href="./ObjectReplacements/Object 4" xlink:type="simple" xlink:show="embed" xlink:actuate="onLoad"/>
        </draw:frame>
        <presentation:notes draw:style-name="dp3">
          <draw:page-thumbnail draw:style-name="gr10" draw:layer="layout" svg:width="18.624cm" svg:height="10.476cm" svg:x="1.482cm" svg:y="2.123cm" draw:page-number="5" presentation:class="page"/>
          <draw:frame presentation:style-name="pr3" draw:text-style-name="P10" draw:layer="layout" svg:width="17.271cm" svg:height="12.572cm" svg:x="2.159cm" svg:y="13.271cm" presentation:class="notes" presentation:placeholder="true">
            <draw:text-box/>
          </draw:frame>
        </presentation:notes>
      </draw:page>
      <draw:page draw:name="page6" draw:style-name="dp1" draw:master-page-name="Title_2c__20_Content" presentation:presentation-page-layout-name="AL2T11">
        <draw:custom-shape draw:name="CustomShape 1" draw:style-name="gr16" draw:text-style-name="P2" draw:layer="layout" svg:width="63.789cm" svg:height="6.684cm" svg:x="2.764cm" svg:y="5.597cm">
          <text:p text:style-name="P1"/>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2" draw:layer="layout" svg:width="57.852cm" svg:height="4.052cm" svg:x="8.961cm" svg:y="0.098cm">
          <text:p text:style-name="P1"><text:span text:style-name="T7">RabbitM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8" draw:layer="layout" svg:width="48.197cm" svg:height="25.703cm" svg:x="0.112cm" svg:y="11.076cm">
          <draw:image xlink:href="Pictures/10000000000002EE00000190938E95AB5C8B6385.jpg" xlink:type="simple" xlink:show="embed" xlink:actuate="onLoad">
            <text:p/>
          </draw:image>
        </draw:frame>
        <draw:frame draw:style-name="gr7" draw:text-style-name="P6" draw:layer="layout" svg:width="17.232cm" svg:height="3.12cm" svg:x="12.211cm" svg:y="6.106cm">
          <loext:p/>
          <draw:object xlink:href="./Object 8" xlink:type="simple" xlink:show="embed" xlink:actuate="onLoad"/>
          <draw:image xlink:href="./ObjectReplacements/Object 8" xlink:type="simple" xlink:show="embed" xlink:actuate="onLoad"/>
        </draw:frame>
        <draw:frame draw:style-name="gr7" draw:text-style-name="P6" draw:layer="layout" svg:width="19.421cm" svg:height="7.192cm" svg:x="47.828cm" svg:y="5.563cm">
          <loext:p/>
          <draw:object xlink:href="./Object 9" xlink:type="simple" xlink:show="embed" xlink:actuate="onLoad"/>
          <draw:image xlink:href="./ObjectReplacements/Object 9" xlink:type="simple" xlink:show="embed" xlink:actuate="onLoad"/>
        </draw:frame>
        <draw:frame draw:style-name="gr7" draw:text-style-name="P6" draw:layer="layout" svg:width="19.298cm" svg:height="7.391cm" svg:x="48.1cm" svg:y="13.183cm">
          <loext:p/>
          <draw:object xlink:href="./Object 10" xlink:type="simple" xlink:show="embed" xlink:actuate="onLoad"/>
          <draw:image xlink:href="./ObjectReplacements/Object 10" xlink:type="simple" xlink:show="embed" xlink:actuate="onLoad"/>
        </draw:frame>
        <draw:frame draw:style-name="gr7" draw:text-style-name="P6" draw:layer="layout" svg:width="19.757cm" svg:height="6.588cm" svg:x="48.1cm" svg:y="19.47cm">
          <loext:p/>
          <draw:object xlink:href="./Object 11" xlink:type="simple" xlink:show="embed" xlink:actuate="onLoad"/>
          <draw:image xlink:href="./ObjectReplacements/Object 11" xlink:type="simple" xlink:show="embed" xlink:actuate="onLoad"/>
        </draw:frame>
        <draw:frame draw:style-name="gr7" draw:text-style-name="P6" draw:layer="layout" svg:width="19.403cm" svg:height="10.922cm" svg:x="48.309cm" svg:y="26.162cm">
          <loext:p/>
          <draw:object xlink:href="./Object 12" xlink:type="simple" xlink:show="embed" xlink:actuate="onLoad"/>
          <draw:image xlink:href="./ObjectReplacements/Object 12" xlink:type="simple" xlink:show="embed" xlink:actuate="onLoad"/>
        </draw:frame>
        <presentation:notes draw:style-name="dp2"/>
      </draw:page>
      <draw:page draw:name="page7" draw:style-name="dp1" draw:master-page-name="Default_20_1">
        <draw:frame draw:style-name="gr17" draw:text-style-name="P13" draw:layer="layout" svg:width="15.952cm" svg:height="3.359cm" svg:x="9.002cm" svg:y="0.746cm">
          <draw:text-box>
            <text:p text:style-name="P1"><text:span text:style-name="T7">Neutron</text:span><text:span text:style-name="T7">组件</text:span></text:p>
          </draw:text-box>
        </draw:frame>
        <draw:frame draw:style-name="gr9" draw:text-style-name="P8" draw:layer="layout" svg:width="27.279cm" svg:height="29.712cm" svg:x="0.762cm" svg:y="8.128cm">
          <draw:image xlink:href="Pictures/100002010000017200000193D8923FBB4F4B1DDB.png" xlink:type="simple" xlink:show="embed" xlink:actuate="onLoad">
            <text:p/>
          </draw:image>
        </draw:frame>
        <draw:frame draw:style-name="gr7" draw:text-style-name="P6" draw:layer="layout" svg:width="36.711cm" svg:height="25.136cm" svg:x="28.553cm" svg:y="9.144cm">
          <loext:p/>
          <draw:object xlink:href="./Object 14" xlink:type="simple" xlink:show="embed" xlink:actuate="onLoad"/>
          <draw:image xlink:href="./ObjectReplacements/Object 14" xlink:type="simple" xlink:show="embed" xlink:actuate="onLoad"/>
        </draw:frame>
        <presentation:notes draw:style-name="dp2">
          <draw:page-thumbnail draw:style-name="gr10" draw:layer="layout" svg:width="18.624cm" svg:height="10.476cm" svg:x="1.482cm" svg:y="2.123cm" draw:page-number="7" presentation:class="page"/>
          <draw:frame presentation:style-name="pr3" draw:text-style-name="P10" draw:layer="layout" svg:width="17.271cm" svg:height="12.572cm" svg:x="2.159cm" svg:y="13.271cm" presentation:class="notes" presentation:placeholder="true">
            <draw:text-box/>
          </draw:frame>
        </presentation:notes>
      </draw:page>
      <draw:page draw:name="page8" draw:style-name="dp1" draw:master-page-name="Default_20_1">
        <draw:frame draw:style-name="gr18" draw:text-style-name="P13" draw:layer="layout" svg:width="20.27cm" svg:height="3.121cm" svg:x="7.924cm" svg:y="0.451cm">
          <draw:text-box>
            <text:p text:style-name="P1"><text:span text:style-name="T7">NeutronServer</text:span></text:p>
          </draw:text-box>
        </draw:frame>
        <draw:frame draw:style-name="gr9" draw:text-style-name="P8" draw:layer="layout" svg:width="32.268cm" svg:height="25.396cm" svg:x="1.016cm" svg:y="10.922cm">
          <draw:image xlink:href="Pictures/10000201000002C50000022E607F9CF812EE3EB0.png" xlink:type="simple" xlink:show="embed" xlink:actuate="onLoad">
            <text:p/>
          </draw:image>
        </draw:frame>
        <draw:frame draw:style-name="gr7" draw:text-style-name="P6" draw:layer="layout" svg:width="33.659cm" svg:height="31.444cm" svg:x="33.107cm" svg:y="5.495cm">
          <loext:p/>
          <draw:object xlink:href="./Object 15" xlink:type="simple" xlink:show="embed" xlink:actuate="onLoad"/>
          <draw:image xlink:href="./ObjectReplacements/Object 15" xlink:type="simple" xlink:show="embed" xlink:actuate="onLoad"/>
        </draw:frame>
        <presentation:notes draw:style-name="dp2">
          <draw:page-thumbnail draw:style-name="gr10" draw:layer="layout" svg:width="18.624cm" svg:height="10.476cm" svg:x="1.482cm" svg:y="2.123cm" draw:page-number="8" presentation:class="page"/>
          <draw:frame presentation:style-name="pr3" draw:text-style-name="P10" draw:layer="layout" svg:width="17.271cm" svg:height="12.572cm" svg:x="2.159cm" svg:y="13.271cm" presentation:class="notes" presentation:placeholder="true">
            <draw:text-box/>
          </draw:frame>
        </presentation:notes>
      </draw:page>
      <draw:page draw:name="page9" draw:style-name="dp1" draw:master-page-name="Default_20_1">
        <draw:custom-shape draw:name="CustomShape 1" draw:style-name="gr19" draw:text-style-name="P3" draw:layer="layout" svg:width="57.852cm" svg:height="4.052cm" svg:x="8.961cm" svg:y="0.0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0" draw:text-style-name="P3" draw:layer="layout" svg:width="60.955cm" svg:height="22.094cm" svg:x="3.386cm" svg:y="8.9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1" draw:text-style-name="P7" draw:layer="layout" svg:width="57.852cm" svg:height="4.052cm" svg:x="9.314cm" svg:y="0.451cm">
          <text:p text:style-name="P14"><text:span text:style-name="T7">Open v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2" draw:text-style-name="P7" draw:layer="layout" svg:width="56.388cm" svg:height="32.758cm" svg:x="1.854cm" svg:y="5.738cm">
          <text:p text:style-name="P14"><text:span text:style-name="T11"/></text:p>
          <text:p text:style-name="P14"><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6" draw:layer="layout" svg:width="38.503cm" svg:height="21.299cm" svg:x="0.762cm" svg:y="12.192cm">
          <draw:image xlink:href="Pictures/10000201000002F0000001A0557100A83D30203D.png" xlink:type="simple" xlink:show="embed" xlink:actuate="onLoad">
            <text:p/>
          </draw:image>
        </draw:frame>
        <draw:frame draw:style-name="gr7" draw:text-style-name="P6" draw:layer="layout" svg:width="25.93cm" svg:height="25.349cm" svg:x="40.157cm" svg:y="9.334cm">
          <loext:p/>
          <draw:object xlink:href="./Object 18" xlink:type="simple" xlink:show="embed" xlink:actuate="onLoad"/>
          <draw:image xlink:href="./ObjectReplacements/Object 18" xlink:type="simple" xlink:show="embed" xlink:actuate="onLoad"/>
        </draw:frame>
        <presentation:notes draw:style-name="dp2"/>
      </draw:page>
      <draw:page draw:name="page10" draw:style-name="dp1" draw:master-page-name="Default_20_1">
        <draw:frame draw:style-name="gr17" draw:text-style-name="P13" draw:layer="layout" svg:width="15.952cm" svg:height="3.359cm" svg:x="7.366cm" svg:y="0.508cm">
          <draw:text-box>
            <text:p text:style-name="P1"><text:span text:style-name="T7">WSGI</text:span></text:p>
          </draw:text-box>
        </draw:frame>
        <draw:frame draw:style-name="gr7" draw:text-style-name="P6" draw:layer="layout" svg:width="37.81cm" svg:height="22.199cm" svg:x="0.203cm" svg:y="15.739cm">
          <loext:p/>
          <draw:object xlink:href="./Object 13" xlink:type="simple" xlink:show="embed" xlink:actuate="onLoad"/>
          <draw:image xlink:href="./ObjectReplacements/Object 13" xlink:type="simple" xlink:show="embed" xlink:actuate="onLoad"/>
        </draw:frame>
        <draw:frame draw:style-name="gr9" draw:text-style-name="P8" draw:layer="layout" svg:width="20.268cm" svg:height="8.636cm" svg:x="14.478cm" svg:y="6.35cm">
          <draw:image xlink:href="Pictures/1000000000000210000000E19D097A285497FDC7.png" xlink:type="simple" xlink:show="embed" xlink:actuate="onLoad">
            <text:p/>
          </draw:image>
        </draw:frame>
        <draw:frame draw:style-name="gr7" draw:text-style-name="P6" draw:layer="layout" svg:width="27.865cm" svg:height="19.776cm" svg:x="38.937cm" svg:y="14.26cm">
          <loext:p/>
          <draw:object xlink:href="./Object 16" xlink:type="simple" xlink:show="embed" xlink:actuate="onLoad"/>
          <draw:image xlink:href="./ObjectReplacements/Object 16" xlink:type="simple" xlink:show="embed" xlink:actuate="onLoad"/>
        </draw:frame>
        <presentation:notes draw:style-name="dp3">
          <draw:page-thumbnail draw:style-name="gr10" draw:layer="layout" svg:width="18.624cm" svg:height="10.476cm" svg:x="1.482cm" svg:y="2.123cm" draw:page-number="10" presentation:class="page"/>
          <draw:frame presentation:style-name="pr3" draw:text-style-name="P10" draw:layer="layout" svg:width="17.271cm" svg:height="12.572cm" svg:x="2.159cm" svg:y="13.271cm" presentation:class="notes" presentation:placeholder="true">
            <draw:text-box/>
          </draw:frame>
        </presentation:notes>
      </draw:page>
      <draw:page draw:name="page11" draw:style-name="dp1" draw:master-page-name="Default_20_1">
        <draw:frame draw:style-name="gr24" draw:text-style-name="P13" draw:layer="layout" svg:width="7.148cm" svg:height="3.122cm" svg:x="8.128cm" svg:y="0.688cm">
          <draw:text-box>
            <text:p text:style-name="P1"><text:span text:style-name="T7">Flask</text:span></text:p>
          </draw:text-box>
        </draw:frame>
        <draw:frame draw:style-name="gr23" draw:text-style-name="P6" draw:layer="layout" svg:width="35.983cm" svg:height="33.783cm" svg:x="31.75cm" svg:y="4.317cm">
          <draw:image xlink:href="Pictures/10000000000001EB000001CD6547EDE3AECCF819.png" xlink:type="simple" xlink:show="embed" xlink:actuate="onLoad">
            <text:p/>
          </draw:image>
        </draw:frame>
        <draw:frame draw:style-name="gr7" draw:text-style-name="P6" draw:layer="layout" svg:width="25.372cm" svg:height="25.983cm" svg:x="3.33cm" svg:y="10.719cm">
          <loext:p/>
          <draw:object xlink:href="./Object 17" xlink:type="simple" xlink:show="embed" xlink:actuate="onLoad"/>
          <draw:image xlink:href="./ObjectReplacements/Object 17" xlink:type="simple" xlink:show="embed" xlink:actuate="onLoad"/>
        </draw:frame>
        <presentation:notes draw:style-name="dp3">
          <draw:page-thumbnail draw:style-name="gr10" draw:layer="layout" svg:width="18.624cm" svg:height="10.476cm" svg:x="1.482cm" svg:y="2.123cm" draw:page-number="11" presentation:class="page"/>
          <draw:frame presentation:style-name="pr3" draw:text-style-name="P10" draw:layer="layout" svg:width="17.271cm" svg:height="12.572cm" svg:x="2.159cm" svg:y="13.271cm" presentation:class="notes" presentation:placeholder="true">
            <draw:text-box/>
          </draw:frame>
        </presentation:notes>
      </draw:page>
      <draw:page draw:name="page12" draw:style-name="dp1" draw:master-page-name="Default">
        <draw:custom-shape draw:name="CustomShape 2" draw:style-name="gr25" draw:text-style-name="P16" draw:layer="layout" svg:width="3.774cm" svg:height="4.031cm" svg:x="26.277cm" svg:y="7.568cm">
          <text:p text:style-name="P15"><text:span text:style-name="T5">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18" draw:layer="layout" svg:width="22.398cm" svg:height="2.3cm" svg:x="31.674cm" svg:y="8.433cm">
          <text:p text:style-name="P17"><text:span text:style-name="T6">学习内容简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5" draw:text-style-name="P20" draw:layer="layout" svg:width="3.774cm" svg:height="4.031cm" svg:x="26.133cm" svg:y="11.348cm">
          <text:p text:style-name="P19"><text:span text:style-name="T1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7" draw:text-style-name="P22" draw:layer="layout" svg:width="20.052cm" svg:height="2.3cm" svg:x="31.88cm" svg:y="12.448cm">
          <text:p text:style-name="P21"><text:span text:style-name="T13">单元测试分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8" draw:text-style-name="P3" draw:layer="layout" svg:width="3.77cm" svg:height="4.031cm" svg:x="25.993cm" svg:y="15.2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9" draw:text-style-name="P3" draw:layer="layout" svg:width="18.025cm" svg:height="4.063cm" svg:x="26.354cm" svg:y="19.3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0" draw:text-style-name="P3" draw:layer="layout" svg:width="10.151cm" svg:height="2.247cm" svg:x="31.694cm" svg:y="29.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1" draw:text-style-name="P3" draw:layer="layout" svg:width="26.539cm" svg:height="2.824cm" svg:x="31.198cm" svg:y="2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18.624cm" svg:height="10.476cm" svg:x="1.482cm" svg:y="2.123cm" draw:page-number="12" presentation:class="page"/>
          <draw:frame presentation:style-name="pr4" draw:text-style-name="P9" draw:layer="layout" svg:width="17.271cm" svg:height="12.572cm" svg:x="2.159cm" svg:y="13.271cm" presentation:class="notes" presentation:placeholder="true">
            <draw:text-box/>
          </draw:frame>
        </presentation:notes>
      </draw:page>
      <draw:page draw:name="page13" draw:style-name="dp1" draw:master-page-name="Default_20_2">
        <presentation:notes draw:style-name="dp3">
          <draw:page-thumbnail draw:style-name="gr10" draw:layer="layout" svg:width="18.624cm" svg:height="10.476cm" svg:x="1.482cm" svg:y="2.123cm" draw:page-number="13" presentation:class="page"/>
          <draw:frame presentation:style-name="pr5"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Arial1" svg:font-family="Arial"/>
    <style:font-face style:name="DejaVu Sans2" svg:font-family="'DejaVu Sans'"/>
    <style:font-face style:name="Helvetica Light1" svg:font-family="'Helvetica Light'"/>
    <style:font-face style:name="Lohit Devanagari2" svg:font-family="'Lohit Devanagari'"/>
    <style:font-face style:name="Microsoft YaHei1" svg:font-family="'Microsoft YaHei'"/>
    <style:font-face style:name="OpenSymbol2" svg:font-family="OpenSymbol, 'Arial Unicode MS'"/>
    <style:font-face style:name="PingFang SC Medium1" svg:font-family="'PingFang SC Medium'"/>
    <style:font-face style:name="Liberation Mono2" svg:font-family="'Liberation Mono', 'Courier New'" style:font-family-generic="modern" style:font-pitch="fixed"/>
    <style:font-face style:name="Arial" svg:font-family="Arial" style:font-pitch="variable"/>
    <style:font-face style:name="DejaVu Sans1" svg:font-family="'DejaVu Sans'" style:font-pitch="variable"/>
    <style:font-face style:name="Helvetica Light" svg:font-family="'Helvetica Light'" style:font-pitch="variable"/>
    <style:font-face style:name="Khmer OS" svg:font-family="'Khmer OS'" style:font-adornments="Regular" style:font-pitch="variable"/>
    <style:font-face style:name="Liberation Sans1" svg:font-family="'Liberation Sans'" style:font-pitch="variable"/>
    <style:font-face style:name="Lohit Devanagari1" svg:font-family="'Lohit Devanagari'" style:font-pitch="variable"/>
    <style:font-face style:name="Microsoft YaHei" svg:font-family="'Microsoft YaHei'" style:font-pitch="variable"/>
    <style:font-face style:name="OpenSymbol1" svg:font-family="OpenSymbol, 'Arial Unicode MS'" style:font-pitch="variable"/>
    <style:font-face style:name="PingFang SC Medium" svg:font-family="'PingFang SC Medium'" style:font-pitch="variable"/>
    <style:font-face style:name="WenQuanYi Zen Hei Sharp1" svg:font-family="'WenQuanYi Zen Hei Sharp'" style:font-pitch="variable"/>
    <style:font-face style:name="Liberation Mono1" svg:font-family="'Liberation Mono', 'Courier New'"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DejaVu Sans" svg:font-family="'DejaVu 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Quotation" style:family="graphic">
      <style:paragraph-properties style:text-autospace="none"/>
      <style:text-properties fo:font-style="italic" style:font-style-asian="italic" style:font-style-complex="italic"/>
    </style:style>
    <style:style style:name="Emphasis" style:family="graphic">
      <style:paragraph-properties style:text-autospace="none"/>
      <style:text-properties fo:font-style="italic" style:font-style-asian="italic" style:font-style-complex="italic"/>
    </style:style>
    <style:style style:name="Quotations" style:family="graphic">
      <style:paragraph-properties fo:margin-left="1.764cm" fo:margin-right="1.764cm" fo:margin-top="0cm" fo:margin-bottom="0.88cm" fo:text-indent="0cm" style:text-autospace="none"/>
    </style:style>
    <style:style style:name="List_20_Contents" style:display-name="List Contents" style:family="graphic">
      <style:paragraph-properties fo:margin-left="1.764cm" fo:margin-right="0cm" fo:text-indent="0cm" style:text-autospace="none"/>
    </style:style>
    <style:style style:name="List_20_Heading" style:display-name="List Heading" style:family="graphic">
      <style:paragraph-properties fo:margin-left="0cm" fo:margin-right="0cm" fo:text-indent="0cm" style:text-autospace="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67.733cm" fo:page-height="38.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035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106cm" svg:stroke-color="#a6aaa9" draw:stroke-linejoin="miter" draw:fill="none" draw:textarea-vertical-align="middle" draw:auto-grow-height="false" draw:fit-to-size="false" fo:min-height="0cm" fo:min-width="0cm" fo:padding-top="0.141cm" fo:padding-bottom="0.141cm" fo:padding-left="0.141cm" fo:padding-right="0.141cm" fo:wrap-option="no-wrap"/>
    </style:style>
    <style:style style:name="Mgr5" style:family="graphic" style:parent-style-name="standard">
      <style:graphic-properties draw:stroke="none" svg:stroke-width="0.035cm" draw:fill="none" draw:textarea-vertical-align="middle" draw:auto-grow-height="false" draw:fit-to-size="false" fo:min-height="0cm" fo:min-width="0cm" fo:padding-top="0.141cm" fo:padding-bottom="0.141cm" fo:padding-left="0.141cm" fo:padding-right="0.141cm" fo:wrap-option="no-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r7" style:family="presentation" style:parent-style-name="Title_2c__20_Content-title">
      <style:graphic-properties draw:stroke="none" svg:stroke-width="0cm" draw:fill="none" draw:textarea-vertical-align="middle" draw:auto-grow-height="false" draw:fit-to-size="false" fo:min-height="6.362cm" fo:padding-top="0cm" fo:padding-bottom="0cm" fo:padding-left="0cm" fo:padding-right="0cm" fo:wrap-option="wrap"/>
    </style:style>
    <style:style style:name="Mpr8" style:family="presentation" style:parent-style-name="Title_2c__20_Content-backgroundobjects">
      <style:graphic-properties draw:stroke="none" draw:fill="none" draw:fill-color="#ffffff" draw:auto-grow-height="false" fo:min-height="1.397cm"/>
    </style:style>
    <style:style style:name="Mpr9" style:family="presentation" style:parent-style-name="Title_2c__20_Content-backgroundobjects">
      <style:graphic-properties draw:stroke="none" draw:fill="none" draw:fill-color="#ffffff" draw:textarea-vertical-align="bottom" draw:auto-grow-height="false" fo:min-height="1.397cm"/>
    </style:style>
    <style:style style:name="Mpr10" style:family="presentation" style:parent-style-name="Default_20_2-backgroundobjects">
      <style:graphic-properties draw:stroke="none" draw:fill="none" draw:fill-color="#ffffff" draw:auto-grow-height="false" fo:min-height="1.397cm"/>
    </style:style>
    <style:style style:name="Mpr11"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center"/>
    </style:style>
    <style:style style:name="MP7"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53585f" style:text-line-through-style="none" style:text-line-through-type="none" style:text-position="0% 100%" style:font-name="Helvetica Light1" fo:font-size="36pt" fo:letter-spacing="normal" fo:font-style="normal" style:text-underline-style="none" fo:font-weight="normal" style:font-name-asian="Helvetica Light1" style:font-size-asian="36pt" style:font-style-asian="normal" style:font-weight-asian="normal" style:font-name-complex="DejaVu Sans2" style:font-size-complex="36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Helvetica Light1" fo:font-size="36pt" fo:letter-spacing="normal" fo:font-style="normal" style:text-underline-style="none" fo:font-weight="normal" style:font-name-asian="Helvetica Light1" style:font-size-asian="36pt" style:font-style-asian="normal" style:font-weight-asian="normal" style:font-name-complex="DejaVu Sans2" style:font-size-complex="3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draw:name="ppt模板 首页2.jpg" draw:style-name="Mgr3" draw:text-style-name="MP5" draw:layer="backgroundobjects" svg:width="67.728cm" svg:height="38.095cm" svg:x="0cm" svg:y="0.007cm">
        <draw:image xlink:href="Pictures/100000000000064000000384005F81B291DBF8E3.jpg" xlink:type="simple" xlink:show="embed" xlink:actuate="onLoad">
          <text:p/>
        </draw:image>
      </draw:frame>
      <draw:custom-shape draw:name="CustomShape 1" draw:style-name="Mgr4" draw:text-style-name="MP7" draw:layer="backgroundobjects" svg:width="10.476cm" svg:height="3.329cm" svg:x="55.65cm" svg:y="1.801cm">
        <text:p text:style-name="MP6"><text:span text:style-name="MT2"><text:s/></text:span><text:span text:style-name="MT2">CONFIDENTIAL </text:span></text:p>
        <text:p text:style-name="MP6"><text:span text:style-name="MT2">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60.958cm" svg:height="6.361cm" svg:x="3.386cm" svg:y="1.52cm" presentation:class="title" presentation:placeholder="true">
        <draw:text-box/>
      </draw:frame>
      <draw:frame presentation:style-name="Blank_20_Slide-outline1" draw:layer="backgroundobjects" svg:width="60.958cm" svg:height="22.097cm" svg:x="3.386cm" svg:y="8.915cm" presentation:class="outline" presentation:placeholder="true">
        <draw:text-box/>
      </draw:frame>
      <presentation:notes style:page-layout-name="PM0">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ppt模板 首页2.jpg" draw:style-name="Mgr3" draw:text-style-name="MP5" draw:layer="backgroundobjects" svg:width="67.728cm" svg:height="38.095cm" svg:x="0cm" svg:y="0.007cm">
        <draw:image xlink:href="Pictures/100000000000064000000384005F81B291DBF8E3.jpg" xlink:type="simple" xlink:show="embed" xlink:actuate="onLoad">
          <text:p/>
        </draw:image>
      </draw:frame>
      <draw:custom-shape draw:name="CustomShape 1" draw:style-name="Mgr4" draw:text-style-name="MP7" draw:layer="backgroundobjects" drawooo:display="printer" svg:width="10.476cm" svg:height="3.329cm" svg:x="55.65cm" svg:y="1.801cm">
        <text:p text:style-name="MP6"><text:span text:style-name="MT2"><text:s/></text:span><text:span text:style-name="MT2">CONFIDENTIAL </text:span></text:p>
        <text:p text:style-name="MP6"><text:span text:style-name="MT2">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pt模板 目录2.jpg" draw:style-name="Mgr3" draw:text-style-name="MP5" draw:layer="backgroundobjects" svg:width="67.842cm" svg:height="38.159cm" svg:x="-0.056cm" svg:y="-0.106cm">
        <draw:image xlink:href="Pictures/10000000000006400000038451D174576A7C5ED3.jpg" xlink:type="simple" xlink:show="embed" xlink:actuate="onLoad">
          <text:p/>
        </draw:image>
      </draw:frame>
      <draw:custom-shape draw:name="CustomShape 2" draw:style-name="Mgr5" draw:text-style-name="MP7" draw:layer="backgroundobjects" svg:width="10.476cm" svg:height="3.329cm" svg:x="56.778cm" svg:y="0.46cm">
        <text:p text:style-name="MP6"><text:span text:style-name="MT2"><text:s/></text:span><text:span text:style-name="MT2">CONFIDENTIAL </text:span></text:p>
        <text:p text:style-name="MP6"><text:span text:style-name="MT2">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60.958cm" svg:height="6.361cm" svg:x="3.386cm" svg:y="1.52cm" presentation:class="title" presentation:placeholder="true">
        <draw:text-box/>
      </draw:frame>
      <draw:frame presentation:style-name="Default-outline1" draw:layer="backgroundobjects" svg:width="60.958cm" svg:height="22.097cm" svg:x="3.386cm" svg:y="8.915cm" presentation:class="outline" presentation:placeholder="true">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draw:name="ppt模板 首页2.jpg" draw:style-name="Mgr3" draw:text-style-name="MP5" draw:layer="backgroundobjects" svg:width="67.728cm" svg:height="38.095cm" svg:x="0cm" svg:y="0.007cm">
        <draw:image xlink:href="Pictures/100000000000064000000384005F81B291DBF8E3.jpg" xlink:type="simple" xlink:show="embed" xlink:actuate="onLoad">
          <text:p/>
        </draw:image>
      </draw:frame>
      <draw:custom-shape draw:name="CustomShape 1" draw:style-name="Mgr4" draw:text-style-name="MP7" draw:layer="backgroundobjects" drawooo:display="printer" svg:width="10.476cm" svg:height="3.329cm" svg:x="55.65cm" svg:y="1.801cm">
        <text:p text:style-name="MP6"><text:span text:style-name="MT2"><text:s/></text:span><text:span text:style-name="MT2">CONFIDENTIAL </text:span></text:p>
        <text:p text:style-name="MP6"><text:span text:style-name="MT2">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pt模板 内页2.jpg" draw:style-name="Mgr3" draw:text-style-name="MP5" draw:layer="backgroundobjects" svg:width="67.863cm" svg:height="38.171cm" svg:x="-0.067cm" svg:y="0.028cm">
        <draw:image xlink:href="Pictures/1000000000000640000003843E0A48116206BD96.jpg" xlink:type="simple" xlink:show="embed" xlink:actuate="onLoad">
          <text:p/>
        </draw:image>
      </draw:frame>
      <draw:frame draw:name="组 1.png" draw:style-name="Mgr3" draw:text-style-name="MP5" draw:layer="backgroundobjects" svg:width="10.085cm" svg:height="4.018cm" draw:transform="rotate (-0.0523598775598304) translate (2cm 5.462cm)">
        <draw:image xlink:href="Pictures/100002010000011E00000072A636A393B843D266.png" xlink:type="simple" xlink:show="embed" xlink:actuate="onLoad">
          <text:p/>
        </draw:image>
      </draw:frame>
      <draw:custom-shape draw:name="CustomShape 2" draw:style-name="Mgr5" draw:text-style-name="MP7" draw:layer="backgroundobjects" svg:width="10.476cm" svg:height="3.329cm" svg:x="56.637cm" svg:y="0.46cm">
        <text:p text:style-name="MP6"><text:span text:style-name="MT3"><text:s/></text:span><text:span text:style-name="MT3">CONFIDENTIAL </text:span></text:p>
        <text:p text:style-name="MP6"><text:span text:style-name="MT3">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组 1.png" draw:style-name="Mgr3" draw:text-style-name="MP5" draw:layer="backgroundobjects" svg:width="10.085cm" svg:height="4.018cm" draw:transform="rotate (-0.0523598775598304) translate (28.931cm 16.778cm)">
        <draw:image xlink:href="Pictures/100002010000011E00000072C28FADEDA6C7E753.png" xlink:type="simple" xlink:show="embed" xlink:actuate="onLoad">
          <text:p/>
        </draw:image>
      </draw:frame>
      <draw:frame draw:name="组 1.png" draw:style-name="Mgr3" draw:text-style-name="MP5" draw:layer="backgroundobjects" svg:width="10.085cm" svg:height="4.018cm" draw:transform="rotate (-0.0523598775598304) translate (55.742cm 32.088cm)">
        <draw:image xlink:href="Pictures/100002010000011E00000072D0F134A44C8EE12F.png" xlink:type="simple" xlink:show="embed" xlink:actuate="onLoad">
          <text:p/>
        </draw:image>
      </draw:frame>
      <draw:frame presentation:style-name="Default_20_1-title" draw:layer="backgroundobjects" svg:width="60.958cm" svg:height="6.361cm" svg:x="3.386cm" svg:y="1.52cm" presentation:class="title" presentation:placeholder="true">
        <draw:text-box/>
      </draw:frame>
      <draw:frame presentation:style-name="Default_20_1-outline1" draw:layer="backgroundobjects" svg:width="60.958cm" svg:height="22.097cm" svg:x="3.386cm" svg:y="8.915cm" presentation:class="outline" presentation:placeholder="true">
        <draw:text-box/>
      </draw:fram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1">
      <draw:frame draw:name="ppt模板 首页2.jpg" draw:style-name="Mgr3" draw:text-style-name="MP5" draw:layer="backgroundobjects" svg:width="67.728cm" svg:height="38.095cm" svg:x="0cm" svg:y="0.007cm">
        <draw:image xlink:href="Pictures/100000000000064000000384005F81B291DBF8E3.jpg" xlink:type="simple" xlink:show="embed" xlink:actuate="onLoad">
          <text:p/>
        </draw:image>
      </draw:frame>
      <draw:custom-shape draw:name="CustomShape 1" draw:style-name="Mgr4" draw:text-style-name="MP7" draw:layer="backgroundobjects" drawooo:display="printer" svg:width="10.476cm" svg:height="3.329cm" svg:x="55.65cm" svg:y="1.801cm">
        <text:p text:style-name="MP6"><text:span text:style-name="MT2"><text:s/></text:span><text:span text:style-name="MT2">CONFIDENTIAL </text:span></text:p>
        <text:p text:style-name="MP6"><text:span text:style-name="MT2">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pt模板 内页2.jpg" draw:style-name="Mgr3" draw:text-style-name="MP5" draw:layer="backgroundobjects" svg:width="67.863cm" svg:height="38.171cm" svg:x="-0.067cm" svg:y="0.028cm">
        <draw:image xlink:href="Pictures/1000000000000640000003843E0A48116206BD96.jpg" xlink:type="simple" xlink:show="embed" xlink:actuate="onLoad">
          <text:p/>
        </draw:image>
      </draw:frame>
      <draw:frame draw:name="组 1.png" draw:style-name="Mgr3" draw:text-style-name="MP5" draw:layer="backgroundobjects" svg:width="10.085cm" svg:height="4.018cm" draw:transform="rotate (-0.0523598775598304) translate (2cm 5.462cm)">
        <draw:image xlink:href="Pictures/100002010000011E00000072317B25EC4A420335.png" xlink:type="simple" xlink:show="embed" xlink:actuate="onLoad">
          <text:p/>
        </draw:image>
      </draw:frame>
      <draw:custom-shape draw:name="CustomShape 2" draw:style-name="Mgr5" draw:text-style-name="MP7" draw:layer="backgroundobjects" svg:width="10.476cm" svg:height="3.329cm" svg:x="56.637cm" svg:y="0.46cm">
        <text:p text:style-name="MP6"><text:span text:style-name="MT3"><text:s/></text:span><text:span text:style-name="MT3">CONFIDENTIAL </text:span></text:p>
        <text:p text:style-name="MP6"><text:span text:style-name="MT3">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组 1.png" draw:style-name="Mgr3" draw:text-style-name="MP5" draw:layer="backgroundobjects" svg:width="10.085cm" svg:height="4.018cm" draw:transform="rotate (-0.0523598775598304) translate (28.931cm 16.778cm)">
        <draw:image xlink:href="Pictures/100002010000011E00000072059A2B2CCF2F81E5.png" xlink:type="simple" xlink:show="embed" xlink:actuate="onLoad">
          <text:p/>
        </draw:image>
      </draw:frame>
      <draw:frame draw:name="组 1.png" draw:style-name="Mgr3" draw:text-style-name="MP5" draw:layer="backgroundobjects" svg:width="10.085cm" svg:height="4.018cm" draw:transform="rotate (-0.0523598775598304) translate (55.742cm 32.088cm)">
        <draw:image xlink:href="Pictures/100002010000011E00000072C1E3E3C205842E84.png" xlink:type="simple" xlink:show="embed" xlink:actuate="onLoad">
          <text:p/>
        </draw:image>
      </draw:frame>
      <draw:frame draw:name="PlaceHolder 1" presentation:style-name="Mpr7" draw:text-style-name="MP7" draw:layer="backgroundobjects" svg:width="60.957cm" svg:height="6.36cm" svg:x="3.386cm" svg:y="1.52cm" presentation:class="title" presentation:user-transformed="true">
        <draw:text-box>
          <text:p/>
        </draw:text-box>
      </draw:frame>
      <draw:frame draw:name="PlaceHolder 2" presentation:style-name="Title_2c__20_Content-outline1" draw:layer="backgroundobjects" svg:width="60.957cm" svg:height="22.096cm" svg:x="3.386cm" svg:y="8.915cm" presentation:class="outline" presentation:placeholder="true" presentation:user-transformed="true">
        <draw:text-box/>
      </draw:frame>
      <presentation:notes style:page-layout-name="PM0">
        <draw:page-thumbnail presentation:style-name="Title_2c__20_Content-title" draw:layer="backgroundobjects" svg:width="18.624cm" svg:height="10.476cm" svg:x="1.482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name="ppt模板 首页2.jpg" draw:style-name="Mgr3" draw:text-style-name="MP5" draw:layer="backgroundobjects" svg:width="67.728cm" svg:height="38.095cm" svg:x="0cm" svg:y="0.007cm">
        <draw:image xlink:href="Pictures/100000000000064000000384005F81B291DBF8E3.jpg" xlink:type="simple" xlink:show="embed" xlink:actuate="onLoad">
          <text:p/>
        </draw:image>
      </draw:frame>
      <draw:custom-shape draw:name="CustomShape 1" draw:style-name="Mgr4" draw:text-style-name="MP7" draw:layer="backgroundobjects" drawooo:display="printer" svg:width="10.476cm" svg:height="3.329cm" svg:x="55.65cm" svg:y="1.801cm">
        <text:p text:style-name="MP6"><text:span text:style-name="MT2"><text:s/></text:span><text:span text:style-name="MT2">CONFIDENTIAL </text:span></text:p>
        <text:p text:style-name="MP6"><text:span text:style-name="MT2">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pt模板 末页2.jpg" draw:style-name="Mgr3" draw:text-style-name="MP5" draw:layer="backgroundobjects" svg:width="67.708cm" svg:height="38.084cm" svg:x="0.011cm" svg:y="-0.041cm">
        <draw:image xlink:href="Pictures/100000000000064000000384617BD2F3745EDD51.jpg" xlink:type="simple" xlink:show="embed" xlink:actuate="onLoad">
          <text:p/>
        </draw:image>
      </draw:frame>
      <draw:custom-shape draw:name="CustomShape 2" draw:style-name="Mgr5" draw:text-style-name="MP7" draw:layer="backgroundobjects" svg:width="10.476cm" svg:height="3.329cm" svg:x="56.708cm" svg:y="0.46cm">
        <text:p text:style-name="MP6"><text:span text:style-name="MT2"><text:s/></text:span><text:span text:style-name="MT2">CONFIDENTIAL </text:span></text:p>
        <text:p text:style-name="MP6"><text:span text:style-name="MT2">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Default_20_2-title" draw:layer="backgroundobjects" svg:width="18.624cm" svg:height="10.476cm" svg:x="1.482cm" svg:y="2.123cm" presentation:class="page"/>
        <draw:frame presentation:style-name="Default_20_2-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11T08:33:10</meta:creation-date>
    <dc:language>en-US</dc:language>
    <dc:date>2017-09-19T19:54:56.124472657</dc:date>
    <meta:editing-cycles>100</meta:editing-cycles>
    <meta:editing-duration>PT4H33M6S</meta:editing-duration>
    <meta:generator>LibreOffice/5.0.6.2$Linux_X86_64 LibreOffice_project/00$Build-2</meta:generator>
    <meta:document-statistic meta:object-count="158"/>
    <meta:user-defined meta:name="AppVersion">14.0000</meta:user-defined>
    <meta:user-defined meta:name="HiddenSlides" meta:value-type="float">0</meta:user-defined>
    <meta:user-defined meta:name="HyperlinksChanged" meta:value-type="boolean">false</meta:user-defined>
    <meta:user-defined meta:name="KSOProductBuildVer">2052-10.1.0.5672</meta:user-defined>
    <meta:user-defined meta:name="LinksUpToDate" meta:value-type="boolean">false</meta:user-defined>
    <meta:user-defined meta:name="MMClips" meta:value-type="float">0</meta:user-defined>
    <meta:user-defined meta:name="Notes" meta:value-type="float">0</meta:user-defined>
    <meta:user-defined meta:name="ScaleCrop" meta:value-type="boolean">false</meta:user-defined>
    <meta:user-defined meta:name="ShareDoc" meta:value-type="boolean">false</meta:user-defined>
    <meta:user-defined meta:name="Slides" meta:value-type="float">27</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fo:font-size="72pt" style:font-size-asian="72pt" style:font-size-complex="7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TP 方法</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1" style:family="text">
      <style:text-properties fo:color="#000000" fo:font-size="32pt" fo:font-weight="bold" style:font-size-asian="32pt" style:font-weight-asian="bold" style:font-size-complex="32pt" style:font-weight-complex="bold"/>
    </style:style>
    <style:style style:name="T2" style:family="text">
      <style:text-properties fo:font-size="32pt" fo:font-weight="bold" style:font-size-asian="32pt" style:font-weight-asian="bold" style:font-size-complex="32pt" style:font-weight-complex="bold"/>
    </style:style>
    <style:style style:name="T3" style:family="text">
      <style:text-properties fo:color="#ff3333" fo:font-size="32pt" fo:font-weight="bold" style:font-size-asian="32pt" style:font-weight-asian="bold" style:font-size-complex="3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2">Client A &amp; B</text:span></text:span><text:span text:style-name="T2">：</text:span><text:span text:style-name="T3">数据的发送方</text:span><text:span text:style-name="T2">,</text:span><text:span text:style-name="T1">一个Message有两个部分：payload（有效载荷）和label（标签）。</text:span></text:p>
    </office:tex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1" style:family="text">
      <style:text-properties fo:color="#000000" fo:font-size="26pt" style:font-size-asian="26pt" style:font-size-complex="26pt"/>
    </style:style>
    <style:style style:name="T2" style:family="text">
      <style:text-properties fo:font-size="26pt" style:font-size-asian="26pt" style:font-size-complex="26pt"/>
    </style:style>
    <style:style style:name="T3" style:family="text">
      <style:text-properties fo:color="#ff3333" fo:font-size="26pt" style:font-size-asian="26pt" style:font-size-complex="2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2">Client 1，2，3</text:span></text:span><text:span text:style-name="T2">：</text:span><text:span text:style-name="T3">数据的接收方</text:span><text:span text:style-name="T2">。</text:span><text:span text:style-name="T1">当有Message到达某个邮箱后，RabbitMQ把它发送给它的某个订阅者即Consumer。</text:span></text:p>
    </office:tex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paragraph-rsid="001cb207"/>
    </style:style>
    <style:style style:name="T1" style:family="text">
      <style:text-properties fo:font-size="36pt" style:font-size-asian="36pt" style:font-size-complex="36pt"/>
    </style:style>
    <style:style style:name="T2" style:family="text">
      <style:text-properties fo:font-size="36pt" fo:font-weight="normal" style:font-size-asian="36pt" style:font-weight-asian="normal" style:font-size-complex="36pt" style:font-weight-complex="normal"/>
    </style:style>
    <style:style style:name="T3" style:family="text">
      <style:text-properties fo:color="#ff3333" fo:font-size="36pt" style:font-size-asian="36pt" style:font-size-complex="36pt"/>
    </style:style>
    <style:style style:name="T4" style:family="text">
      <style:text-properties fo:color="#ff3333" fo:font-size="36pt" fo:font-weight="normal" style:font-size-asian="36pt" style:font-weight-asian="normal" style:font-size-complex="36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text:span text:style-name="T1">Exchanges</text:span></text:span><text:span text:style-name="T1"> ：</text:span><text:span text:style-name="T3">消息发送方发送消息的地方。</text:span></text:p>
      <text:p text:style-name="Text_20_body"><text:span text:style-name="Strong_20_Emphasis"><text:span text:style-name="T1">Queues：</text:span></text:span><text:span text:style-name="Strong_20_Emphasis"><text:span text:style-name="T4">消息终止并被接收的地方</text:span></text:span><text:span text:style-name="Strong_20_Emphasis"><text:span text:style-name="T2">。</text:span></text:span></text:p>
      <text:p text:style-name="P1"><text:span text:style-name="Strong_20_Emphasis"><text:span text:style-name="T1">Bindings</text:span></text:span><text:span text:style-name="T1"> ：</text:span><text:span text:style-name="T3">消息从exchange到指定queue的路由规则</text:span><text:span text:style-name="T1">。</text:span></text:p>
    </office:tex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fo:font-size="40pt" fo:font-weight="normal" style:font-size-asian="40pt" style:font-weight-asian="normal" style:font-size-complex="40pt" style:font-weight-complex="normal"/>
    </style:style>
    <style:style style:name="P2" style:family="paragraph" style:parent-style-name="Text_20_body" style:list-style-name="L1">
      <style:text-properties fo:font-size="40pt" style:font-size-asian="40pt" style:font-size-complex="40pt"/>
    </style:style>
    <style:style style:name="T1" style:family="text">
      <style:text-properties fo:font-weight="normal" style:font-weight-asian="normal" style:font-weight-complex="normal"/>
    </style:style>
    <style:style style:name="T2" style:family="text">
      <style:text-properties fo:font-size="36pt" fo:font-weight="normal" style:font-size-asian="36pt" style:font-weight-asian="normal" style:font-size-complex="36pt" style:font-weight-complex="normal"/>
    </style:style>
    <style:style style:name="T3" style:family="text">
      <style:text-properties fo:font-size="40pt" fo:font-weight="normal" style:font-size-asian="40pt" style:font-weight-asian="normal" style:font-size-complex="40pt" style:font-weight-complex="normal"/>
    </style:style>
    <style:style style:name="T4" style:family="text">
      <style:text-properties fo:color="#ff3333"/>
    </style:style>
    <style:style style:name="T5" style:family="text">
      <style:text-properties fo:color="#ff3333" fo:font-size="40pt" fo:font-weight="normal" style:font-size-asian="40pt" style:font-weight-asian="normal" style:font-size-complex="40pt"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text:span text:style-name="T3">WSGI是一个规范，</text:span></text:span><text:span text:style-name="Strong_20_Emphasis"><text:span text:style-name="T5">定义了Web服务器如何与Python应用程序进行交互</text:span></text:span><text:span text:style-name="Strong_20_Emphasis"><text:span text:style-name="T3">，使得使用Python写的Web应用程序可以和Web服务器对接起来</text:span></text:span><text:span text:style-name="T3">。</text:span></text:p>
      <text:p text:style-name="P1"><text:tab/>WSGI相当于是Web服务器和Python应用程序之间的桥梁。那么这个桥梁是如何工作的呢？首先，我们明确桥梁的作用，WSGI存在的目的有两个：</text:p>
      <text:list xml:id="list7139470713983283175" text:style-name="L1">
        <text:list-item>
          <text:p text:style-name="P2"><text:span text:style-name="T4">让Web服务器知道如何调用Python应用程序</text:span>，并且把用户的请求告诉应用程序。</text:p>
        </text:list-item>
        <text:list-item>
          <text:p text:style-name="P2"><text:span text:style-name="T4">让Python应用程序知道用户的具体请求是什么</text:span>，以及如何返回结果给Web服务器。</text:p>
        </text:list-item>
      </text:list>
    </office:tex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style:tab-stops>
          <style:tab-stop style:position="14.4319in"/>
        </style:tab-stops>
      </style:paragraph-properties>
      <style:text-properties officeooo:paragraph-rsid="001952d6"/>
    </style:style>
    <style:style style:name="T1" style:family="text">
      <style:text-properties fo:color="#ff3333" fo:font-size="32pt" style:font-size-asian="32pt" style:font-size-complex="32pt"/>
    </style:style>
    <style:style style:name="T2" style:family="text">
      <style:text-properties fo:font-size="32pt" style:font-size-asian="32pt" style:font-size-complex="32pt"/>
    </style:style>
    <style:style style:name="T3" style:family="text">
      <style:text-properties fo:font-size="32pt" officeooo:rsid="001a4ddc" style:font-size-asian="32pt" style:font-size-complex="3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2">Neutron Server</text:span></text:span><text:span text:style-name="T2"> <text:line-break/></text:span><text:span text:style-name="T1">对外提供openstack网络 API，接收请求，并调用 Plugin 处理请求。</text:span></text:p>
      <text:p text:style-name="Text_20_body"><text:span text:style-name="Strong_20_Emphasis"><text:span text:style-name="T2">Plugin</text:span></text:span><text:span text:style-name="T2"> <text:line-break/></text:span><text:span text:style-name="T1">处理 Neutron Server 发来的请求，维护 OpenStack 逻辑网络的状态， 并调用 Agent 处理请求。</text:span></text:p>
      <text:p text:style-name="Text_20_body"><text:span text:style-name="Strong_20_Emphasis"><text:span text:style-name="T2">Agent</text:span></text:span><text:span text:style-name="T2"> <text:line-break/></text:span><text:span text:style-name="T1">处理 Plugin 的请求，负责在 network provider 上真正实现各种网络功能。</text:span></text:p>
      <text:p text:style-name="Text_20_body"><text:span text:style-name="Strong_20_Emphasis"><text:span text:style-name="T2">network provider</text:span></text:span><text:span text:style-name="T2"> <text:line-break/></text:span><text:span text:style-name="T1">提供网络服务的虚拟或物理网络设备</text:span><text:span text:style-name="T2">，例如</text:span><text:span text:style-name="T3">Linux </text:span><text:span text:style-name="T2">Bridge，Open vSwitch 或者其他支持 Neutron 的物理交换机。</text:span></text:p>
      <text:p text:style-name="Text_20_body"><text:span text:style-name="Strong_20_Emphasis"><text:span text:style-name="T2">Queue</text:span></text:span><text:span text:style-name="T2"> <text:line-break/>Neutron Server，Plugin 和 Agent 之间</text:span><text:span text:style-name="T1">通过 Messaging Queue 通信和调用。</text:span></text:p>
      <text:p text:style-name="Text_20_body"><text:span text:style-name="Strong_20_Emphasis"><text:span text:style-name="T2">Database</text:span></text:span><text:span text:style-name="T2"> <text:line-break/></text:span><text:span text:style-name="T1">存放 OpenStack 的网络状态信息</text:span><text:span text:style-name="T2">，包括 Network, Subnet, Port, Router 等。</text:span></text:p>
    </office:tex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paragraph-rsid="001d93b4"/>
    </style:style>
    <style:style style:name="T1" style:family="text">
      <style:text-properties fo:color="#ff3333"/>
    </style:style>
    <style:style style:name="T2" style:family="text">
      <style:text-properties fo:color="#ff3333" fo:font-size="28pt" style:font-size-asian="28pt" style:font-size-complex="28pt"/>
    </style:style>
    <style:style style:name="T3" style:family="text">
      <style:text-properties fo:color="#ff3333" fo:font-size="26pt" style:font-size-asian="26pt" style:font-size-complex="26pt"/>
    </style:style>
    <style:style style:name="T4" style:family="text">
      <style:text-properties fo:font-size="28pt" style:font-size-asian="28pt" style:font-size-complex="28pt"/>
    </style:style>
    <style:style style:name="T5" style:family="text">
      <style:text-properties fo:font-size="26pt" style:font-size-asian="26pt" style:font-size-complex="2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5">Core API</text:span></text:span><text:span text:style-name="T5"> <text:line-break/>对外</text:span><text:span text:style-name="T3">提供管理 network, subnet 和 port 的 RESTful API。</text:span></text:p>
      <text:p text:style-name="Text_20_body"><text:span text:style-name="Strong_20_Emphasis"><text:span text:style-name="T5">Extension API</text:span></text:span><text:span text:style-name="T5"> <text:line-break/>对外</text:span><text:span text:style-name="T3">提供管理 router, load balance, firewall 等资源 的 RESTful API。</text:span></text:p>
      <text:p text:style-name="Text_20_body"><text:span text:style-name="Strong_20_Emphasis"><text:span text:style-name="T5">Commnon Service</text:span></text:span><text:span text:style-name="T5"> <text:line-break/></text:span><text:span text:style-name="T3">认证和校验 API 请求</text:span><text:span text:style-name="T5">。</text:span></text:p>
      <text:p text:style-name="Text_20_body"><text:span text:style-name="Strong_20_Emphasis"><text:span text:style-name="T5">Neutron Core</text:span></text:span><text:span text:style-name="T5"> <text:line-break/>Neutron server 的</text:span><text:span text:style-name="T3">核心处理程序，通过调用相应的 Plugin 处理请求。</text:span></text:p>
      <text:p text:style-name="Text_20_body"><text:span text:style-name="Strong_20_Emphasis"><text:span text:style-name="T5">Core Plugin API</text:span></text:span><text:span text:style-name="T5"> <text:line-break/>定义了 Core Plgin 的抽象功能集合，</text:span><text:span text:style-name="T3">Neutron Core 通过该 API 调用相应的 Core Plgin。</text:span></text:p>
      <text:p text:style-name="Text_20_body"><text:span text:style-name="Strong_20_Emphasis"><text:span text:style-name="T5">Extension Plugin API</text:span></text:span><text:span text:style-name="T5"> <text:line-break/>定义了 Service Plgin 的抽象功能集合，</text:span><text:span text:style-name="T3">Neutron Core 通过该 API 调用相应的 Service Plgin。</text:span></text:p>
      <text:p text:style-name="P1"><text:span text:style-name="Strong_20_Emphasis"><text:span text:style-name="T5">Core Plugin</text:span></text:span><text:span text:style-name="T5"> <text:line-break/>实现了 Core Plugin API，</text:span><text:span text:style-name="T3">在数据库中维护 network, subnet 和 port 的状态，并负责调用相应的 agent 在 network provider 上执行相关操作</text:span><text:span text:style-name="T5">，比如创建 network。</text:span></text:p>
      <text:p text:style-name="Text_20_body"><text:span text:style-name="Strong_20_Emphasis"><text:span text:style-name="T5">Service Plugin</text:span></text:span><text:span text:style-name="T5"> <text:line-break/>实现了 Extension Plugin API，在</text:span><text:span text:style-name="T3">数据库中维护 router, load balance, security group 等资源的状态，并负责调用相应的 agent 在 network provider 上执行相关操作</text:span><text:span text:style-name="T5">，比如创建 router。</text:span></text:p>
    </office:tex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style:tab-stops>
          <style:tab-stop style:position="10.9602in"/>
        </style:tab-stops>
      </style:paragraph-properties>
      <style:text-properties officeooo:paragraph-rsid="000b7b9b"/>
    </style:style>
    <style:style style:name="P2"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10.8772in"/>
        </style:tab-stops>
      </style:paragraph-properties>
    </style:style>
    <style:style style:name="T1" style:family="text">
      <style:text-properties style:font-name="AR PL UMing CN" fo:font-size="40pt" fo:font-weight="normal" style:font-name-asian="AR PL UMing CN" style:font-size-asian="40pt" style:font-weight-asian="normal" style:font-size-complex="40pt" style:font-weight-complex="normal" loext:padding="0in" loext:border="none"/>
    </style:style>
    <style:style style:name="T2" style:family="text">
      <style:text-properties style:font-name="inherit" fo:font-size="44pt" fo:font-weight="normal" style:font-size-asian="44pt" style:font-weight-asian="normal" style:font-size-complex="44pt" style:font-weight-complex="normal" loext:padding="0in" loext:border="none"/>
    </style:style>
    <style:style style:name="T3" style:family="text">
      <style:text-properties style:font-name="inherit" fo:font-size="20pt" fo:font-weight="normal" style:font-size-asian="17.5pt" style:font-weight-asian="normal" style:font-size-complex="20pt" style:font-weight-complex="normal" loext:padding="0in" loext:border="none"/>
    </style:style>
    <style:style style:name="T4" style:family="text">
      <style:text-properties fo:color="#ff3333" style:font-name="AR PL UMing CN" fo:font-size="40pt" fo:font-weight="normal" style:font-name-asian="AR PL UMing CN" style:font-size-asian="40pt" style:font-weight-asian="normal" style:font-size-complex="40pt" style:font-weight-complex="normal" loext:padding="0in" loext:border="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eletype"><text:span text:style-name="T2">WSGI Application</text:span></text:span></text:p>
      <text:p text:style-name="Standard"><text:span text:style-name="Teletype"><text:span text:style-name="T3"/></text:span></text:p>
      <text:p text:style-name="P1"><text:span text:style-name="Teletype"><text:span text:style-name="T1">wsgi application就是一个普通的callable对象，当有请求到来时，wsgi server会调用这个wsgi app.这个对象接收两个参数，通常为environ,start_response。</text:span></text:span><text:span text:style-name="Teletype"><text:span text:style-name="T4">environ可以理解为环境变量，跟一次请求相关的所有信息都保存在了这个环境变量中，包括服务器信息，客户端信息，请求信息</text:span></text:span><text:span text:style-name="Teletype"><text:span text:style-name="T1">。</text:span></text:span><text:span text:style-name="Teletype"><text:span text:style-name="T4">start_response是一个callback函数</text:span></text:span><text:span text:style-name="Teletype"><text:span text:style-name="T1">，wsgi application通过调用start_response，将response headers/status 返回给wsgi server。</text:span></text:span></text:p>
    </office:tex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0b7b9b"/>
    </style:style>
    <style:style style:name="P2" style:family="paragraph" style:parent-style-name="Standard">
      <style:paragraph-properties>
        <style:tab-stops/>
      </style:paragraph-properties>
      <style:text-properties officeooo:paragraph-rsid="000df7b9"/>
    </style:style>
    <style:style style:name="T1" style:family="text">
      <style:text-properties style:font-name="AR PL UMing CN" fo:font-size="40pt" fo:font-weight="normal" officeooo:rsid="000df7b9" style:font-name-asian="AR PL UMing CN" style:font-size-asian="40pt" style:font-weight-asian="normal" style:font-size-complex="40pt" style:font-weight-complex="normal" loext:padding="0in" loext:border="none"/>
    </style:style>
    <style:style style:name="T2" style:family="text">
      <style:text-properties style:font-name="AR PL UMing CN" fo:font-size="40pt" fo:font-weight="normal" officeooo:rsid="000df9d4" style:font-name-asian="AR PL UMing CN" style:font-size-asian="40pt" style:font-weight-asian="normal" style:font-size-complex="40pt" style:font-weight-complex="normal" loext:padding="0in" loext:border="none"/>
    </style:style>
    <style:style style:name="T3" style:family="text">
      <style:text-properties style:font-name="AR PL UMing CN" fo:font-size="40pt" fo:font-weight="normal" style:font-name-asian="AR PL UMing CN" style:font-size-asian="40pt" style:font-weight-asian="normal" style:font-size-complex="40pt" style:font-weight-complex="normal" loext:padding="0in" loext:border="none"/>
    </style:style>
    <style:style style:name="T4" style:family="text">
      <style:text-properties style:font-name="inherit" fo:font-size="44pt" fo:font-weight="normal" officeooo:rsid="000df7b9" style:font-size-asian="44pt" style:font-weight-asian="normal" style:font-size-complex="44pt" style:font-weight-complex="normal" loext:padding="0in" loext:border="none"/>
    </style:style>
    <style:style style:name="T5" style:family="text">
      <style:text-properties style:font-name="inherit" fo:font-size="20pt" fo:font-weight="normal" style:font-size-asian="17.5pt" style:font-weight-asian="normal" style:font-size-complex="20pt" style:font-weight-complex="normal"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eletype"><text:span text:style-name="T4">Flask简介</text:span></text:span></text:p>
      <text:p text:style-name="Standard"><text:span text:style-name="Teletype"><text:span text:style-name="T5"/></text:span></text:p>
      <text:p text:style-name="P1"><text:span text:style-name="Teletype"><text:span text:style-name="T3"><text:tab/></text:span></text:span><text:span text:style-name="Teletype"><text:span text:style-name="T1">Flask是一个使用Python编写的轻量级 Web 应用框架。</text:span></text:span></text:p>
      <text:p text:style-name="P1"><text:span text:style-name="Teletype"><text:span text:style-name="T1"><text:s text:c="2"/>有了Web框架，我们在编写Web应用时，注意力就从WSGI处理函数转移到URL+对应的处理函数，这样，编写Web App就更加简单了。</text:span></text:span></text:p>
      <text:p text:style-name="P1"><text:span text:style-name="Teletype"><text:span text:style-name="T1"><text:s text:c="2"/>Flask通过Python的装饰器在内部自动地把URL和函数给关联起来</text:span></text:span><text:span text:style-name="Teletype"><text:span text:style-name="T2">。</text:span></text:span></text:p>
    </office:tex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Lohit Devanagari2" svg:font-family="'Lohit Devanagari'"/>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AR PL UMing CN" svg:font-family="'AR PL UMing C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OpenSymbol1" svg:font-family="OpenSymbol, 'Arial Unicode MS'" style:font-family-generic="roman" style:font-pitch="variable"/>
    <style:font-face style:name="WenQuanYi Zen Hei Sharp" svg:font-family="'WenQuanYi Zen Hei Sharp'"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WenQuanYi Zen Hei Sharp1" svg:font-family="'WenQuanYi Zen Hei Sharp'" style:font-family-generic="system" style:font-pitch="variable"/>
  </office:font-face-decls>
  <office:automatic-styles>
    <style:style style:name="P1" style:family="paragraph" style:parent-style-name="Standard">
      <style:text-properties officeooo:paragraph-rsid="000b7b9b"/>
    </style:style>
    <style:style style:name="P2" style:family="paragraph" style:parent-style-name="Standard">
      <style:paragraph-properties>
        <style:tab-stops/>
      </style:paragraph-properties>
      <style:text-properties officeooo:paragraph-rsid="000df7b9"/>
    </style:style>
    <style:style style:name="P3" style:family="paragraph" style:parent-style-name="Standard">
      <style:paragraph-properties>
        <style:tab-stops/>
      </style:paragraph-properties>
      <style:text-properties officeooo:paragraph-rsid="00245411"/>
    </style:style>
    <style:style style:name="P4" style:family="paragraph" style:parent-style-name="Default">
      <style:paragraph-properties>
        <style:tab-stops/>
      </style:paragraph-properties>
      <style:text-properties officeooo:paragraph-rsid="000df7b9"/>
    </style:style>
    <style:style style:name="P5" style:family="paragraph" style:parent-style-name="Default">
      <style:paragraph-properties fo:margin-left="0in" fo:margin-right="0in" fo:margin-top="0in" fo:margin-bottom="0in" loext:contextual-spacing="false" style:line-height-at-least="0.139in" fo:text-indent="0in" style:auto-text-indent="false"/>
      <style:text-properties fo:font-size="36pt" style:font-size-asian="36pt" style:font-size-complex="36pt"/>
    </style:style>
    <style:style style:name="T1" style:family="text">
      <style:text-properties style:font-name="AR PL UMing CN" fo:font-size="40pt" fo:font-weight="normal" officeooo:rsid="000df7b9" style:font-name-asian="AR PL UMing CN" style:font-size-asian="40pt" style:font-weight-asian="normal" style:font-size-complex="40pt" style:font-weight-complex="normal" loext:padding="0in" loext:border="none"/>
    </style:style>
    <style:style style:name="T2" style:family="text">
      <style:text-properties style:font-name="AR PL UMing CN" fo:font-size="40pt" fo:font-weight="normal" officeooo:rsid="000df9d4" style:font-name-asian="AR PL UMing CN" style:font-size-asian="40pt" style:font-weight-asian="normal" style:font-size-complex="40pt" style:font-weight-complex="normal" loext:padding="0in" loext:border="none"/>
    </style:style>
    <style:style style:name="T3" style:family="text">
      <style:text-properties style:font-name="AR PL UMing CN" fo:font-size="40pt" fo:font-weight="normal" style:font-name-asian="AR PL UMing CN" style:font-size-asian="40pt" style:font-weight-asian="normal" style:font-size-complex="40pt" style:font-weight-complex="normal" loext:padding="0in" loext:border="none"/>
    </style:style>
    <style:style style:name="T4" style:family="text">
      <style:text-properties style:font-name="inherit" fo:font-size="44pt" fo:font-weight="normal" officeooo:rsid="000df7b9" style:font-size-asian="44pt" style:font-weight-asian="normal" style:font-size-complex="44pt" style:font-weight-complex="normal" loext:padding="0in" loext:border="none"/>
    </style:style>
    <style:style style:name="T5" style:family="text">
      <style:text-properties style:font-name="inherit" fo:font-size="20pt" fo:font-weight="normal" style:font-size-asian="17.5pt" style:font-weight-asian="normal" style:font-size-complex="20pt" style:font-weight-complex="normal" loext:padding="0in" loext:border="none"/>
    </style:style>
    <style:style style:name="T6" style:family="text">
      <style:text-properties style:font-name="inherit" fo:font-weight="normal" officeooo:rsid="000df7b9" style:font-weight-asian="normal" style:font-weight-complex="normal" loext:padding="0in" loext:border="none"/>
    </style:style>
    <style:style style:name="T7" style:family="text">
      <style:text-properties style:font-name="inherit" fo:font-size="32pt" fo:font-weight="normal" officeooo:rsid="000df7b9" style:font-size-asian="32pt" style:font-weight-asian="normal" style:font-size-complex="32pt" style:font-weight-complex="normal" loext:padding="0in" loext:border="none"/>
    </style:style>
    <style:style style:name="T8" style:family="text">
      <style:text-properties style:font-name="inherit" fo:font-size="36pt" fo:font-weight="normal" officeooo:rsid="000df7b9" style:font-size-asian="36pt" style:font-weight-asian="normal" style:font-size-complex="36pt" style:font-weight-complex="normal" loext:padding="0in" loext:border="none"/>
    </style:style>
    <style:style style:name="T9" style:family="text">
      <style:text-properties style:font-name="inherit" fo:font-size="36pt" fo:font-weight="normal" officeooo:rsid="00245411" style:font-size-asian="36pt" style:font-weight-asian="normal" style:font-size-complex="36pt" style:font-weight-complex="normal" loext:padding="0in" loext:border="none"/>
    </style:style>
    <style:style style:name="T10" style:family="text">
      <style:text-properties style:font-name="Liberation Sans1" fo:font-size="44pt" fo:font-weight="normal" officeooo:rsid="000df7b9" style:font-size-asian="44pt" style:font-weight-asian="normal" style:font-size-complex="44pt" style:font-weight-complex="normal" loext:padding="0in" loext:border="none"/>
    </style:style>
    <style:style style:name="T11" style:family="text">
      <style:text-properties style:font-name="Liberation Sans1" fo:font-weight="normal" officeooo:rsid="000df7b9" style:font-weight-asian="normal" style:font-weight-complex="normal" loext:padding="0in" loext:border="none"/>
    </style:style>
    <style:style style:name="T12" style:family="text">
      <style:text-properties style:font-name="Liberation Sans1" fo:font-size="32pt" fo:font-weight="normal" officeooo:rsid="000df7b9" style:font-size-asian="32pt" style:font-weight-asian="normal" style:font-size-complex="32pt" style:font-weight-complex="normal" loext:padding="0in" loext:border="none"/>
    </style:style>
    <style:style style:name="T13" style:family="text">
      <style:text-properties style:font-name="Liberation Sans1" fo:font-size="36pt" fo:font-weight="normal" officeooo:rsid="000df7b9" style:font-size-asian="36pt" style:font-weight-asian="normal" style:font-size-complex="36pt" style:font-weight-complex="normal" loext:padding="0in" loext:border="none"/>
    </style:style>
    <style:style style:name="T14" style:family="text">
      <style:text-properties style:font-name="WenQuanYi Zen Hei Sharp"/>
    </style:style>
    <style:style style:name="T15" style:family="text">
      <style:text-properties style:font-name="WenQuanYi Zen Hei Sharp" fo:font-size="32pt" style:font-size-asian="32pt" style:font-size-complex="32pt"/>
    </style:style>
    <style:style style:name="T16" style:family="text">
      <style:text-properties style:font-name="WenQuanYi Zen Hei Sharp" fo:font-size="36pt" style:font-size-asian="36pt" style:font-size-complex="36pt"/>
    </style:style>
    <style:style style:name="T17" style:family="text">
      <style:text-properties style:font-name="WenQuanYi Zen Hei Sharp" fo:font-weight="normal" style:font-weight-asian="normal"/>
    </style:style>
    <style:style style:name="T18" style:family="text">
      <style:text-properties style:font-name="Liberation Sans2"/>
    </style:style>
    <style:style style:name="T19" style:family="text">
      <style:text-properties style:font-name="Liberation Sans2" fo:font-weight="normal" style:font-weight-asian="normal"/>
    </style:style>
    <style:style style:name="T20" style:family="text">
      <style:text-properties style:font-name="Liberation Sans2" fo:font-size="32pt" style:font-size-asian="32pt" style:font-size-complex="32pt"/>
    </style:style>
    <style:style style:name="T21" style:family="text">
      <style:text-properties style:font-name="Liberation Sans2" fo:font-size="36pt" style:font-size-asian="36pt" style:font-size-complex="36pt"/>
    </style:style>
    <style:style style:name="T22" style:family="text">
      <style:text-properties style:font-name="Liberation Sans2" officeooo:rsid="0023b8b5"/>
    </style:style>
    <style:style style:name="T23" style:family="text">
      <style:text-properties fo:font-weight="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eletype"><text:span text:style-name="T13">1 VM</text:span></text:span><text:span text:style-name="T16">实例</text:span><text:span text:style-name="T21">instance</text:span><text:span text:style-name="T16">产生一个数据包并发送至实例内的虚拟网络接口</text:span><text:span text:style-name="T21">VNIC</text:span><text:span text:style-name="T16">，图中就是</text:span><text:span text:style-name="T21">instance</text:span><text:span text:style-name="T16">中的</text:span><text:span text:style-name="T21">eth0.</text:span></text:p>
      <text:p text:style-name="P4"><text:span text:style-name="T21"/></text:p>
      <text:p text:style-name="P5"><text:span text:style-name="T18">2 </text:span><text:span text:style-name="T14">这个数据包会传送到物理节点上的</text:span><text:span text:style-name="T18">VNIC</text:span><text:span text:style-name="T14">接口，如图就是</text:span><text:span text:style-name="T18">vnet</text:span><text:span text:style-name="T22">1</text:span><text:span text:style-name="T14">接口。</text:span></text:p>
      <text:p text:style-name="P5"><text:span text:style-name="T17"/></text:p>
      <text:p text:style-name="P5"><text:span text:style-name="T18">3 </text:span><text:span text:style-name="T14">数据包从</text:span><text:span text:style-name="T18">vnet</text:span><text:span text:style-name="T22">1</text:span><text:span text:style-name="T14">出来，到达桥（虚拟交换机）</text:span><text:span text:style-name="T18">br100</text:span><text:span text:style-name="T14">上</text:span><text:span text:style-name="T18">.</text:span></text:p>
      <text:p text:style-name="P5"><text:span text:style-name="T19"/></text:p>
      <text:p text:style-name="P5"><text:span text:style-name="T18">4 </text:span><text:span text:style-name="T14">数据包经过交换机的处理，从物理节点上的物理接口发出，如图中物理节点上的</text:span><text:span text:style-name="T18">eth0.</text:span></text:p>
      <text:p text:style-name="P2"><text:span text:style-name="Teletype"><text:span text:style-name="T8"/></text:span></text:p>
      <text:p text:style-name="P3"><text:span text:style-name="Teletype"><text:span text:style-name="T9">5.从外部交换机进来的数据包会经过eth0到达br100，然后经过br100的处理转发到指定的位置</text:span></text:span></text:p>
    </office:tex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1" svg:font-family="'Liberation Sans'"/>
    <style:font-face style:name="Lohit Devanagari2" svg:font-family="'Lohit Devanagari'"/>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AR PL UMing CN" svg:font-family="'AR PL UMing C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OpenSymbol1" svg:font-family="OpenSymbol, 'Arial Unicode MS'" style:font-family-generic="roman" style:font-pitch="variable"/>
    <style:font-face style:name="WenQuanYi Zen Hei Sharp" svg:font-family="'WenQuanYi Zen Hei Sharp'"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WenQuanYi Zen Hei Sharp1"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harp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1" style:font-family-asian="'WenQuanYi Zen Hei Shar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1" style:font-family-asian="'WenQuanYi Zen Hei Sharp'"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1" style:font-family-asian="'WenQuanYi Zen Hei Sharp'"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Zen Hei Sharp1" style:font-family-asian="'WenQuanYi Zen Hei Sharp'"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c__20_Content_7e_LT_7e_Gliederung_20_1" style:display-name="Title, Conten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2_7e_LT_7e_Gliederung_20_1" style:display-name="Default 2~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2_7e_LT_7e_Gliederung_20_3" style:display-name="Default 2~LT~Gliederung 3" style:family="paragraph" style:parent-style-name="Default_20_2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2_7e_LT_7e_Gliederung_20_4" style:display-name="Default 2~LT~Gliederung 4" style:family="paragraph" style:parent-style-name="Default_20_2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5" style:display-name="Default 2~LT~Gliederung 5" style:family="paragraph" style:parent-style-name="Default_20_2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2_7e_LT_7e_Untertitel" style:display-name="Default 2~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2_7e_LT_7e_Notizen" style:display-name="Default 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2_7e_LT_7e_Hintergrundobjekte" style:display-name="Default 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2_7e_LT_7e_Hintergrund" style:display-name="Default 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text-properties officeooo:paragraph-rsid="000da8ec"/>
    </style:style>
    <style:style style:name="T1" style:family="text">
      <style:text-properties fo:font-size="60pt" officeooo:rsid="000da8ec" style:font-size-asian="60pt" style:font-size-complex="6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REST约束</text:span></text:span></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paragraph-rsid="000da8ec"/>
    </style:style>
    <style:style style:name="P2" style:family="paragraph" style:parent-style-name="Text_20_body">
      <style:text-properties fo:font-size="36pt" style:font-size-asian="36pt" style:font-size-complex="36pt"/>
    </style:style>
    <style:style style:name="P3" style:family="paragraph" style:parent-style-name="Text_20_body" style:list-style-name="L1">
      <style:text-properties fo:font-size="36pt" style:font-size-asian="36pt" style:font-size-complex="36pt"/>
    </style:style>
    <style:style style:name="P4" style:family="paragraph" style:parent-style-name="Text_20_body" style:list-style-name="L1">
      <style:paragraph-properties fo:margin-top="0in" fo:margin-bottom="0in" loext:contextual-spacing="false"/>
      <style:text-properties fo:font-size="36pt" style:font-size-asian="36pt" style:font-size-complex="36pt"/>
    </style:style>
    <style:style style:name="T1" style:family="text">
      <style:text-properties fo:color="#ff3333"/>
    </style:style>
    <style:style style:name="T2" style:family="text">
      <style:text-properties fo:font-weight="normal" style:font-weight-asian="normal" style:font-weight-complex="normal"/>
    </style:style>
    <style:style style:name="T3" style:family="text">
      <style:text-properties fo:font-size="32pt" fo:font-weight="normal" style:font-size-asian="32pt" style:font-weight-asian="normal" style:font-size-complex="32pt" style:font-weight-complex="normal"/>
    </style:style>
    <style:style style:name="T4" style:family="text">
      <style:text-properties fo:font-size="36pt" fo:font-weight="normal" style:font-size-asian="36pt" style:font-weight-asian="normal" style:font-size-complex="36pt"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4"><text:s text:c="9"/>REST其实是一种组织Web服务的架构，而并不是我们想象的那样是实现Web服务的一种新的技术，更没有要求一定要使用HTTP。其目标是为了创建具有良好扩展性的分布式系统。</text:span></text:span></text:p>
      <text:p text:style-name="P2">　　反过来，作为一种架构，其提出了一系列架构级约束。这些约束有：</text:p>
      <text:list xml:id="list4876375208164209643" text:style-name="L1">
        <text:list-item>
          <text:p text:style-name="P4"><text:span text:style-name="T1">使用客户/服务器模型</text:span>。客户和服务器之间通过一个统一的接口来互相通讯。 </text:p>
        </text:list-item>
        <text:list-item>
          <text:p text:style-name="P4"><text:span text:style-name="T1">层次化的系统</text:span>。在一个REST系统中，客户端并不会固定地与一个服务器打交道。 </text:p>
        </text:list-item>
        <text:list-item>
          <text:p text:style-name="P4"><text:span text:style-name="T1">无状态</text:span>。在一个REST系统中，服务端并不会保存有关客户的任何状态。也就是说，客户端自身负责用户状态的维持，并在每次发送请求时都需要提供足够的信息。 </text:p>
        </text:list-item>
        <text:list-item>
          <text:p text:style-name="P4"><text:span text:style-name="T1">可缓存</text:span>。REST系统需要能够恰当地缓存请求，以尽量减少服务端和客户端之间的信息传输，以提高性能。</text:p>
        </text:list-item>
        <text:list-item>
          <text:p text:style-name="P3"><text:span text:style-name="T1">统一的接口</text:span>。一个REST系统需要使用一个统一的接口来完成子系统之间以及服务与用户之间的交互。这使得REST系统中的各个子系统可以独自完成演化。 </text:p>
        </text:list-item>
      </text:list>
      <text:p text:style-name="P2">　　如果一个系统满足了上面所列出的五条约束，那么该系统就被称为是RESTful的。</text:p>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icrosoft YaHei" svg:font-family="'Microsoft YaHe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List_20_Contents">
      <style:text-properties officeooo:paragraph-rsid="000158c8"/>
    </style:style>
    <style:style style:name="P2" style:family="paragraph" style:parent-style-name="List_20_Contents">
      <style:text-properties fo:font-size="32pt" style:font-size-asian="32pt" style:font-size-complex="32pt"/>
    </style:style>
    <style:style style:name="P3" style:family="paragraph" style:parent-style-name="List_20_Contents">
      <style:text-properties fo:color="#ff3333" fo:font-size="36pt" officeooo:paragraph-rsid="0001badc" style:font-size-asian="36pt" style:font-size-complex="36pt"/>
    </style:style>
    <style:style style:name="P4" style:family="paragraph" style:parent-style-name="List_20_Contents">
      <style:paragraph-properties fo:margin-left="0in" fo:margin-right="0in" fo:text-indent="0in" style:auto-text-indent="false"/>
      <style:text-properties officeooo:paragraph-rsid="000158c8"/>
    </style:style>
    <style:style style:name="P5" style:family="paragraph" style:parent-style-name="List_20_Heading">
      <style:paragraph-properties>
        <style:tab-stops>
          <style:tab-stop style:position="23.5047in"/>
        </style:tab-stops>
      </style:paragraph-properties>
    </style:style>
    <style:style style:name="T1" style:family="text">
      <style:text-properties fo:color="#ff3333" fo:font-size="32pt" style:font-size-asian="32pt" style:font-size-complex="32pt"/>
    </style:style>
    <style:style style:name="T2" style:family="text">
      <style:text-properties fo:font-size="32pt" style:font-size-asian="32pt" style:font-size-complex="32pt"/>
    </style:style>
    <style:style style:name="T3" style:family="text">
      <style:text-properties style:font-name-asian="Microsoft YaHei"/>
    </style:style>
    <style:style style:name="T4" style:family="text">
      <style:text-properties style:font-name="Microsoft YaHei"/>
    </style:style>
    <style:style style:name="T5" style:family="text">
      <style:text-properties style:font-name="Microsoft YaHei" style:font-name-asian="Microsoft YaHe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Citation"><text:span text:style-name="T2">GET</text:span></text:span><text:span text:style-name="T2"> </text:span></text:p>
      <text:p text:style-name="List_20_Contents"><text:span text:style-name="T2">浏览器告知服务器：只 </text:span><text:span text:style-name="Emphasis"><text:span text:style-name="T2">获取</text:span></text:span><text:span text:style-name="T2"> 页面上的信息并发给我。这是最常用的方法。 </text:span></text:p>
      <text:p text:style-name="List_20_Heading"><text:span text:style-name="Citation"><text:span text:style-name="T2">HEAD </text:span></text:span></text:p>
      <text:p text:style-name="List_20_Contents"><text:span text:style-name="T2">浏览器告诉服务器：欲获取信息，但是只关心 </text:span><text:span text:style-name="Emphasis"><text:span text:style-name="T2">消息头</text:span></text:span><text:span text:style-name="T2"> 。应用应像处理 </text:span><text:span text:style-name="Citation"><text:span text:style-name="T2">GET</text:span></text:span><text:span text:style-name="T2"> 请求一样来处理它，但是不分发实际内容。在 Flask 中你完全无需 人工 干预，底层的 Werkzeug 库已经替你打点好了。 </text:span></text:p>
      <text:p text:style-name="List_20_Heading"><text:span text:style-name="Citation"><text:span text:style-name="T2">POST </text:span></text:span></text:p>
      <text:p text:style-name="List_20_Contents"><text:span text:style-name="T2">浏览器告诉服务器：想在 URL 上 </text:span><text:span text:style-name="Emphasis"><text:span text:style-name="T2">发布</text:span></text:span><text:span text:style-name="T2"> 新信息。并且，服务器</text:span><text:span text:style-name="T1">必须确保 数据已存储且仅存储一次。</text:span><text:span text:style-name="T2">这是 HTML 表单通常发送数据到服务器的方法。 </text:span></text:p>
      <text:p text:style-name="List_20_Heading"><text:span text:style-name="Citation"><text:span text:style-name="T2">PUT </text:span></text:span></text:p>
      <text:p text:style-name="P1"><text:span text:style-name="T2">类似 </text:span><text:span text:style-name="Citation"><text:span text:style-name="T2">POST</text:span></text:span><text:span text:style-name="T2"> 但是服务器</text:span><text:span text:style-name="T1">可能触发了存储过程多次，多次覆盖掉旧值</text:span><text:span text:style-name="T2">。你可 能会问这有什么用，当然这是有原因的。考虑到传输中连接可能会丢失，在 这种 情况下浏览器和服务器之间的系统可能安全地第二次接收请求，而 不破坏其它东西。因为 </text:span><text:span text:style-name="Citation"><text:span text:style-name="T2">POST</text:span></text:span><text:span text:style-name="T2"> 它只触发一次，所以用 </text:span><text:span text:style-name="Citation"><text:span text:style-name="T2">POST</text:span></text:span><text:span text:style-name="T2"> 是不可能的。 </text:span></text:p>
      <text:p text:style-name="P4"><text:span text:style-name="Citation"><text:span text:style-name="T2">DELETE </text:span></text:span></text:p>
      <text:p text:style-name="P2">删除给定位置的信息。</text:p>
      <text:p text:style-name="P2"/>
      <text:p text:style-name="P3"><text:span text:style-name="T3">在</text:span><text:span text:style-name="T4">HTTP</text:span><text:span text:style-name="T3">中，</text:span><text:span text:style-name="T4">PUT</text:span><text:span text:style-name="T3">被定义为</text:span><text:span text:style-name="T5">幂等</text:span><text:span text:style-name="T3">的方法，</text:span><text:span text:style-name="T4">POST</text:span><text:span text:style-name="T3">则不是，这是一个很重要的区别。如果一个方法重复执行多次，产生的效果是一样的，那就是</text:span><text:span text:style-name="T5">幂等</text:span><text:span text:style-name="T3">的。</text:span></text:p>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icrosoft YaHei" svg:font-family="'Microsoft YaHe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text-properties fo:font-size="72pt" style:font-size-asian="72pt" style:font-size-complex="7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虚拟化类型</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2">
      <style:paragraph-properties fo:text-align="start" style:justify-single-word="false"/>
      <style:text-properties fo:font-size="36pt" officeooo:paragraph-rsid="001e767e" style:font-size-asian="36pt" style:font-size-complex="36pt"/>
    </style:style>
    <style:style style:name="P2" style:family="paragraph" style:parent-style-name="Text_20_body">
      <style:text-properties fo:font-size="32pt" officeooo:paragraph-rsid="001e767e" style:font-size-asian="32pt" style:font-size-complex="32pt"/>
    </style:style>
    <style:style style:name="T1" style:family="text">
      <style:text-properties officeooo:rsid="00206a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1型虚拟化</text:h>
      <text:p text:style-name="P2">Hypervisor 直接安装在物理机上，多个虚拟机在 Hypervisor 上运行<text:span text:style-name="T1">。如：VMware ESXi，Xen</text:span></text:p>
    </office:tex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2">
      <style:text-properties fo:font-size="36pt" style:font-size-asian="36pt" style:font-size-complex="36pt"/>
    </style:style>
    <style:style style:name="P2" style:family="paragraph" style:parent-style-name="Text_20_body">
      <style:text-properties fo:font-size="32pt" officeooo:paragraph-rsid="0017bdb1" style:font-size-asian="32pt" style:font-size-complex="32pt"/>
    </style:style>
    <style:style style:name="T1" style:family="text">
      <style:text-properties officeooo:rsid="00188b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2型虚拟化</text:h>
      <text:p text:style-name="P2"><text:tab/>物理机上首先安装常规的操作系统，Hypervisor 作为 OS 上的一个程序模块运行，并对管理虚拟机进行管理<text:span text:style-name="T1">。如：kvm，VMware workstsation</text:span></text:p>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1">
      <style:text-properties fo:font-size="40pt" style:font-size-asian="40pt" style:font-size-complex="4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应用场景结构</text:h>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1" style:family="text">
      <style:text-properties fo:font-size="32pt" fo:font-weight="bold" style:font-size-asian="32pt" style:font-weight-asian="bold" style:font-size-complex="32pt" style:font-weight-complex="bold"/>
    </style:style>
    <style:style style:name="T2" style:family="text">
      <style:text-properties fo:color="#000000" fo:font-size="32pt" fo:font-weight="bold" style:font-size-asian="32pt" style:font-weight-asian="bold" style:font-size-complex="32pt" style:font-weight-complex="bold"/>
    </style:style>
    <style:style style:name="T3" style:family="text">
      <style:text-properties fo:color="#ff3333" fo:font-size="32pt" fo:font-weight="bold" style:font-size-asian="32pt" style:font-weight-asian="bold" style:font-size-complex="3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1">RabbitMQ Server</text:span></text:span><text:span text:style-name="T1">：</text:span><text:span text:style-name="T2">他的角色就是</text:span><text:span text:style-name="T3">维护一条从Producer到Consumer的路线</text:span><text:span text:style-name="T2">，保证数据能够按照指定的方式进行传输。</text:span></text:p>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